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svg:font-family="Courier, '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7.369cm" fo:margin-left="0cm" fo:margin-right="-0.37cm" table:align="margins" style:writing-mode="lr-tb"/>
    </style:style>
    <style:style style:name="Tabela1.A" style:family="table-column">
      <style:table-column-properties style:column-width="4.524cm" style:rel-column-width="17070*"/>
    </style:style>
    <style:style style:name="Tabela1.B" style:family="table-column">
      <style:table-column-properties style:column-width="1.958cm" style:rel-column-width="7387*"/>
    </style:style>
    <style:style style:name="Tabela1.C" style:family="table-column">
      <style:table-column-properties style:column-width="3.604cm" style:rel-column-width="13596*"/>
    </style:style>
    <style:style style:name="Tabela1.D" style:family="table-column">
      <style:table-column-properties style:column-width="7.283cm" style:rel-column-width="27482*"/>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writing-mode="lr-tb"/>
    </style:style>
    <style:style style:name="Tabela2.A" style:family="table-column">
      <style:table-column-properties style:column-width="4.593cm" style:rel-column-width="17705*"/>
    </style:style>
    <style:style style:name="Tabela2.B" style:family="table-column">
      <style:table-column-properties style:column-width="2.048cm" style:rel-column-width="7898*"/>
    </style:style>
    <style:style style:name="Tabela2.C" style:family="table-column">
      <style:table-column-properties style:column-width="3.014cm" style:rel-column-width="11624*"/>
    </style:style>
    <style:style style:name="Tabela2.D" style:family="table-column">
      <style:table-column-properties style:column-width="7.343cm" style:rel-column-width="2830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left"/>
    </style:style>
    <style:style style:name="Table1.A" style:family="table-column">
      <style:table-column-properties style:column-width="4.184cm"/>
    </style:style>
    <style:style style:name="Table1.B" style:family="table-column">
      <style:table-column-properties style:column-width="3.052cm"/>
    </style:style>
    <style:style style:name="Table1.C" style:family="table-column">
      <style:table-column-properties style:column-width="9.763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C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start" style:justify-single-word="false"/>
      <style:text-properties style:font-name="Arial" fo:font-size="12pt" fo:language="en" fo:country="GB" style:font-size-asian="12pt" style:font-size-complex="12pt"/>
    </style:style>
    <style:style style:name="P7" style:family="paragraph" style:parent-style-name="Standard">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8" style:family="paragraph" style:parent-style-name="Standard">
      <style:text-properties style:font-name="Arial" fo:font-size="12pt" style:font-size-asian="12pt" style:font-size-complex="12pt"/>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fo:font-size="12pt" fo:font-weight="bold" style:font-size-asian="12pt" style:font-weight-asian="bold" style:font-size-complex="12pt" style:font-weight-complex="bold"/>
    </style:style>
    <style:style style:name="P11" style:family="paragraph" style:parent-style-name="Standard">
      <style:text-properties style:font-name="Arial" fo:font-size="11pt" fo:font-weight="normal" style:font-size-asian="11pt" style:font-weight-asian="normal" style:font-size-complex="11pt" style:font-weight-complex="normal"/>
    </style:style>
    <style:style style:name="P12" style:family="paragraph" style:parent-style-name="Standard">
      <style:text-properties style:font-name="Arial" fo:font-weight="bold" style:font-weight-asian="bold"/>
    </style:style>
    <style:style style:name="P13" style:family="paragraph" style:parent-style-name="Standard">
      <style:text-properties style:font-name="Arial" fo:language="en" fo:country="GB"/>
    </style:style>
    <style:style style:name="P14" style:family="paragraph" style:parent-style-name="Standard">
      <style:text-properties style:use-window-font-color="true" style:font-name="Arial" fo:font-size="12pt" fo:language="pt" fo:country="BR" fo:font-weight="normal" style:font-name-asian="Bitstream Vera Sans" style:font-size-asian="12pt" style:language-asian="pt" style:country-asian="BR" style:font-weight-asian="normal" style:font-name-complex="Courier" style:font-size-complex="12pt" style:language-complex="pt" style:country-complex="BR"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language="en" fo:country="GB"/>
    </style:style>
    <style:style style:name="P17" style:family="paragraph" style:parent-style-name="Text_20_body">
      <style:paragraph-properties fo:text-align="start" style:justify-single-word="false"/>
      <style:text-properties fo:language="en" fo:country="GB"/>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Arial" fo:font-size="12pt" fo:language="en" fo:country="GB" style:font-size-asian="12pt" style:font-size-complex="12pt"/>
    </style:style>
    <style:style style:name="P20" style:family="paragraph" style:parent-style-name="Text_20_body">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21"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List_20_Heading">
      <style:paragraph-properties fo:margin-left="1cm" fo:margin-right="0cm" fo:text-indent="0cm" style:auto-text-indent="false"/>
    </style:style>
    <style:style style:name="P24" style:family="paragraph" style:parent-style-name="List_20_Heading">
      <style:paragraph-properties fo:margin-top="0cm" fo:margin-bottom="0.499cm"/>
    </style:style>
    <style:style style:name="P25" style:family="paragraph" style:parent-style-name="Preformatted_20_Text">
      <style:paragraph-properties fo:margin-top="0cm" fo:margin-bottom="0.499cm"/>
    </style:style>
    <style:style style:name="P26" style:family="paragraph" style:parent-style-name="Text_20_body">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27" style:family="paragraph" style:parent-style-name="Standard">
      <style:paragraph-properties fo:break-before="page"/>
    </style:style>
    <style:style style:name="P28" style:family="paragraph" style:parent-style-name="Standard">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29" style:family="paragraph" style:parent-style-name="Heading_20_3">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text-properties fo:font-weight="normal" style:font-weight-asian="normal" style:font-weight-complex="normal"/>
    </style:style>
    <style:style style:name="P32" style:family="paragraph" style:parent-style-name="Table_20_Contents">
      <style:text-properties fo:font-size="10pt" fo:font-weight="normal" style:font-size-asian="10pt" style:font-weight-asian="normal" style:font-size-complex="10pt" style:font-weight-complex="normal"/>
    </style:style>
    <style:style style:name="P33" style:family="paragraph" style:parent-style-name="Normal_20__28_Web_29_">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34" style:family="paragraph" style:parent-style-name="Standard">
      <style:text-properties style:font-name="Arial" fo:font-size="12pt"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36" style:family="paragraph" style:parent-style-name="Standard">
      <style:text-properties style:font-name="Arial" fo:font-size="12pt" style:font-size-asian="12pt" style:font-size-complex="12pt"/>
    </style:style>
    <style:style style:name="P37" style:family="paragraph" style:parent-style-name="Standard">
      <style:paragraph-properties fo:text-align="center" style:justify-single-word="false" fo:break-before="page"/>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break-before="page"/>
      <style:text-properties style:font-name="Arial" fo:font-size="12pt" style:font-size-asian="12pt" style:font-size-complex="12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60" style:family="paragraph" style:parent-style-name="Text_20_body">
      <style:paragraph-properties fo:text-align="start" style:justify-single-word="false" fo:break-before="page"/>
    </style:style>
    <style:style style:name="P61" style:family="paragraph" style:parent-style-name="Text_20_body">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language="en" fo:country="GB"/>
    </style:style>
    <style:style style:name="T9" style:family="text">
      <style:text-properties style:font-name="Ari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weight="bold" style:font-weight-asian="bold"/>
    </style:style>
    <style:style style:name="T12" style:family="text">
      <style:text-properties style:font-name="Arial" fo:font-weight="normal" style:font-weight-asian="normal" style:font-weight-complex="normal"/>
    </style:style>
    <style:style style:name="T13" style:family="text">
      <style:text-properties fo:color="#ff0000" fo:font-weight="bold" style:font-weight-asian="bold" style:font-weight-complex="bold"/>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5"><text:span text:style-name="Strong_20_Emphasis">2) Utilizando SQL para selecionar, filtrar e agrupar registros</text:span></text:p>
      <text:p text:style-name="Text_20_body"><text:span text:style-name="Strong_20_Emphasis"><text:s/></text:span><text:line-break/>2.1) A linguagem SQL <text:line-break/>2.2) Principais Palavras-Chave e Identificadores <text:line-break/>2.3) Trabalhando e Manipulando Valores Nulos <text:line-break/>2.4) Utilizando Comentários <text:line-break/>2.5) Entendendo os Tipos de Dados <text:line-break/>2.6) Utilizando Expressões e Constantes <text:line-break/>2.7) Ocultando Linhas Duplicadas em uma Consulta (DISTINCT)<text:line-break/>2.8) Limitando o Resultado do Select <text:line-break/>2.9) Utilizando o Comando Case <text:line-break/>2.10) Substituindo Valores Nulos para Formatar dados Retornados na Consulta</text:p>
      <text:p text:style-name="P16"><text:span text:style-name="Strong_20_Emphasis"/></text:p>
      <text:p text:style-name="P17"><text:span text:style-name="Strong_20_Emphasis">2.1) A linguagem SQL </text:span></text:p>
      <text:p text:style-name="P18"><text:bookmark text:name="siteSub"/>Origem: Wikipédia, a enciclopédia livre.</text:p>
      <text:section text:style-name="Sect1" text:name="bodyContent">
        <text:section text:style-name="Sect1" text:name="contentSub">
          <text:p text:style-name="Text_20_body"><text:span text:style-name="T5">Structured Query Language</text:span>, ou <text:span text:style-name="T5">Linguagem de Consulta Estruturada</text:span> ou <text:span text:style-name="T5">SQL</text:span>, é uma linguagem de pesquisa declarativa para <text:a xlink:type="simple" xlink:href="http://pt.wikipedia.org/wiki/Banco_de_dados_relacional">banco de dados relacional</text:a> (base de dados relacional). Muitas das características originais do SQL foram inspiradas na <text:a xlink:type="simple" xlink:href="http://pt.wikipedia.org/wiki/Álgebra_relacional">álgebra relacional</text:a>.</text:p>
        </text:section>
        <text:p text:style-name="Text_20_body">O SQL foi desenvolvido originalmente no início dos anos 70 nos laboratórios da <text:a xlink:type="simple" xlink:href="http://pt.wikipedia.org/wiki/International_Business_Machines">IBM</text:a> em San Jose, dentro do projeto <text:a xlink:type="simple" xlink:href="http://pt.wikipedia.org/wiki/System_R">System R</text:a>, que tinha por objetivo demonstrar a viabilidade da implementação do <text:a xlink:type="simple" xlink:href="http://pt.wikipedia.org/wiki/Modelo_relacional">modelo relacional</text:a> proposto por <text:a xlink:type="simple" xlink:href="http://pt.wikipedia.org/wiki/Edgar_Frank_Codd">E. F. Codd</text:a>. O nome original da linguagem era <text:span text:style-name="T5">SEQUEL</text:span>, acrônimo para <text:span text:style-name="T5">"Structured English Query Language"</text:span> (<text:span text:style-name="T5">Linguagem de Consulta Estruturada em Inglês</text:span>) <text:bookmark text:name="cite_ref-0"/><text:a xlink:type="simple" xlink:href="http://pt.wikipedia.org/wiki/Sql#cite_note-0">[1]</text:a>, vindo daí o fato de, até hoje, a sigla, em inglês, ser comumente pronunciada "síquel" ao invés de "és-kiú-él", letra a letra. No entanto, em português, a pronúncia mais corrente é a letra a letra: "ése-quê-éle".</text:p>
        <text:p text:style-name="Text_20_body"/>
        <text:p text:style-name="Text_20_body"><text:span text:style-name="T5">A linguagem SQL é um grande padrão de banco de dados.</text:span> Isto decorre da sua simplicidade e facilidade de uso. Ela se diferencia de outras linguagens de consulta a banco de dados no sentido em que uma consulta SQL especifica a forma do resultado e não o caminho para chegar a ele. Ela é uma linguagem declarativa em oposição a outras linguagens procedurais. Isto reduz o ciclo de aprendizado daqueles que se iniciam na linguagem.</text:p>
        <text:p text:style-name="Text_20_body">Embora o SQL tenha sido originalmente criado pela <text:a xlink:type="simple" xlink:href="http://pt.wikipedia.org/wiki/International_Business_Machines">IBM</text:a>, rapidamente surgiram vários "dialectos" desenvolvidos por outros produtores. Essa expansão levou à necessidade de ser criado e adaptado um padrão para a linguagem. Esta tarefa foi realizada pela <text:a xlink:type="simple" xlink:href="http://pt.wikipedia.org/wiki/American_National_Standards_Institute">American National Standards Institute</text:a> (ANSI) em <text:a xlink:type="simple" xlink:href="http://pt.wikipedia.org/wiki/1986">1986</text:a> e <text:a xlink:type="simple" xlink:href="http://pt.wikipedia.org/wiki/ISO">ISO</text:a> em <text:a xlink:type="simple" xlink:href="http://pt.wikipedia.org/wiki/1987">1987</text:a>.</text:p>
        <text:p text:style-name="Text_20_body">O SQL foi revisto em <text:a xlink:type="simple" xlink:href="http://pt.wikipedia.org/wiki/1992">1992</text:a> e a esta versão foi dado o nome de SQL-92. Foi revisto novamente em <text:a xlink:type="simple" xlink:href="http://pt.wikipedia.org/wiki/1999">1999</text:a> e <text:a xlink:type="simple" xlink:href="http://pt.wikipedia.org/wiki/2003">2003</text:a> para se tornar SQL:1999 (SQL3) e SQL:2003, respectivamente. O SQL:1999 usa <text:a xlink:type="simple" xlink:href="http://pt.wikipedia.org/wiki/Expressões_regulares">expressões regulares</text:a> de emparelhamento, <text:span text:style-name="T2">queries</text:span> recursivas e <text:a xlink:type="simple" xlink:href="http://pt.wikipedia.org/wiki/Gatilho_%28banco_de_dados%29">gatilhos</text:a> (<text:span text:style-name="T2">triggers</text:span>). Também foi feita uma adição controversa de tipos não-escalados e algumas características de <text:a xlink:type="simple" xlink:href="http://pt.wikipedia.org/wiki/Orientação_a_objeto">orientação a objeto</text:a>. O SQL:2003 introduz características relacionadas ao <text:a xlink:type="simple" xlink:href="http://pt.wikipedia.org/wiki/XML">XML</text:a>, seqüências padronizadas e colunas com valores de auto-generalização (inclusive colunas-identidade).</text:p>
        <text:p text:style-name="Text_20_body">Tal como dito anteriormente, o SQL, embora padronizado pela ANSI e <text:a xlink:type="simple" xlink:href="http://pt.wikipedia.org/wiki/ISO">ISO</text:a>, possui muitas <text:soft-page-break/>variações e extensões produzidos pelos diferentes fabricantes de sistemas gerenciadores de bases de dados. Tipicamente a linguagem pode ser migrada de plataforma para plataforma sem mudanças estruturais principais.</text:p>
        <text:p text:style-name="Text_20_body">Outra aproximação é permitir para código de idioma procedural ser embutido e interagir com o <text:a xlink:type="simple" xlink:href="http://pt.wikipedia.org/wiki/Banco_de_dados">banco de dados</text:a>. Por exemplo, o <text:a xlink:type="simple" xlink:href="http://pt.wikipedia.org/wiki/Oracle">Oracle</text:a> e outros incluem <text:a xlink:type="simple" xlink:href="http://pt.wikipedia.org/wiki/Linguagem_de_programação_Java">Java</text:a> na base de dados, enquanto o <text:a xlink:type="simple" xlink:href="http://pt.wikipedia.org/wiki/PostgreSQL">PostgreSQL</text:a> permite que funções sejam escritas em <text:a xlink:type="simple" xlink:href="http://pt.wikipedia.org/wiki/Perl">Perl</text:a>, <text:a xlink:type="simple" xlink:href="http://pt.wikipedia.org/wiki/Tcl">Tcl</text:a>, ou <text:a xlink:type="simple" xlink:href="http://pt.wikipedia.org/wiki/C">C</text:a>, entre outras linguagens.</text:p>
      </text:section>
      <text:p text:style-name="P17"><text:span text:style-name="Strong_20_Emphasis"><text:span text:style-name="T1"/></text:span></text:p>
      <text:p text:style-name="P17"><text:span text:style-name="Strong_20_Emphasis"><text:span text:style-name="T6">2.2) Principais Palavras-Chave e Identificadores </text:span></text:span></text:p>
      <text:p text:style-name="P4"/>
      <text:p text:style-name="P4">DML - Linguagem de Manipulação de Dados</text:p>
      <text:p text:style-name="Text_20_body">Primeiro há os elementos da DML (Data Manipulation Language - Linguagem de Manipulação de Dados). A DML é um subconjunto da linguagem usada para selecionar, inserir, atualizar e apagar dados.</text:p>
      <text:list text:style-name="L1">
        <text:list-item>
          <text:p text:style-name="P39"><text:span text:style-name="T6">SELECT</text:span> é o comumente mais usado do DML, comanda e permite ao usuário especificar uma query como uma descrição do resultado desejado. A questão não especifica como os resultados deveriam ser localizados. </text:p>
        </text:list-item>
      </text:list>
      <text:list text:style-name="L2">
        <text:list-item>
          <text:p text:style-name="P40"><text:span text:style-name="T6">INSERT</text:span> é usada para somar uma fila (formalmente uma tupla) a uma tabela existente. </text:p>
        </text:list-item>
      </text:list>
      <text:list text:style-name="L3">
        <text:list-item>
          <text:p text:style-name="P41"><text:span text:style-name="T6">UPDATE</text:span> para mudar os valores de dados em uma fila de tabela existente. </text:p>
        </text:list-item>
      </text:list>
      <text:list text:style-name="L4">
        <text:list-item>
          <text:p text:style-name="P42"><text:span text:style-name="T6">DELETE</text:span> permite remover filas existentes de uma tabela. </text:p>
        </text:list-item>
      </text:list>
      <text:h text:style-name="Heading_20_3" text:outline-level="3" text:is-list-header="true">DDL - Linguagem de Definição de Dados</text:h>
      <text:p text:style-name="Text_20_body">O segundo grupo é a DDL (Data Definition Language - Linguagem de Definição de Dados). Uma DDL permite ao usuário definir tabelas novas e elementos associados. A maioria dos bancos de dados de SQL comerciais tem extensões proprietárias no DDL.</text:p>
      <text:p text:style-name="Text_20_body">Os comandos básicos da DDL são poucos</text:p>
      <text:list text:style-name="L5">
        <text:list-item>
          <text:p text:style-name="P43"><text:span text:style-name="T6">CREATE</text:span> cria um objeto (uma <text:a xlink:type="simple" xlink:href="http://pt.wikipedia.org/wiki/Tabelas_%28banco_de_dados%29">Tabela</text:a>, por exemplo) dentro da base de dados. </text:p>
        </text:list-item>
      </text:list>
      <text:list text:style-name="L6">
        <text:list-item>
          <text:p text:style-name="P44"><text:span text:style-name="T6">DROP</text:span> apaga um objeto do banco de dados. </text:p>
        </text:list-item>
      </text:list>
      <text:p text:style-name="Text_20_body">Alguns sistemas de banco de dados usam o comando ALTER, que permite ao usuário alterar um objeto, por exemplo, adicionando uma coluna a uma tabela existente.</text:p>
      <text:p text:style-name="Text_20_body">outros comandos DDL:</text:p>
      <text:list text:style-name="L7">
        <text:list-item>
          <text:p text:style-name="P45"><text:span text:style-name="T6">ALTER</text:span> TABLE </text:p>
        </text:list-item>
      </text:list>
      <text:list text:style-name="L8">
        <text:list-item>
          <text:p text:style-name="P46">CREATE INDEX </text:p>
        </text:list-item>
      </text:list>
      <text:list text:style-name="L9">
        <text:list-item>
          <text:p text:style-name="P47">ALTER INDEX </text:p>
        </text:list-item>
      </text:list>
      <text:list text:style-name="L10">
        <text:list-item>
          <text:p text:style-name="P48">DROP INDEX </text:p>
        </text:list-item>
      </text:list>
      <text:list text:style-name="L11">
        <text:list-item>
          <text:p text:style-name="P49">CREATE VIEW </text:p>
        </text:list-item>
      </text:list>
      <text:list text:style-name="L12">
        <text:list-item>
          <text:p text:style-name="P50">DROP VIEW </text:p>
        </text:list-item>
      </text:list>
      <text:h text:style-name="Heading_20_3" text:outline-level="3" text:is-list-header="true"><text:soft-page-break/>DCL - Linguagem de Controle de Dados</text:h>
      <text:p text:style-name="Text_20_body">O terceiro grupo é o DCL (Data Control Language - Linguagem de Controle de Dados). DCL controla os aspectos de autorização de dados e licenças de usuários para controlar quem tem acesso para ver ou manipular dados dentro do banco de dados.</text:p>
      <text:p text:style-name="Text_20_body">Duas palavras-chaves da DCL:</text:p>
      <text:list text:style-name="L13">
        <text:list-item>
          <text:p text:style-name="P51"><text:span text:style-name="T6">GRANT</text:span> - autoriza ao usuário executar ou setar operações. </text:p>
        </text:list-item>
      </text:list>
      <text:list text:style-name="L14">
        <text:list-item>
          <text:p text:style-name="P52"><text:span text:style-name="T6">REVOKE</text:span> - remove ou restringe a capacidade de um usuário de executar operações. </text:p>
        </text:list-item>
      </text:list>
      <text:h text:style-name="Heading_20_3" text:outline-level="3" text:is-list-header="true">DTL - Linguagem de Transação de Dados</text:h>
      <text:list text:style-name="L15">
        <text:list-item>
          <text:p text:style-name="P53"><text:span text:style-name="T6">BEGIN WORK</text:span> (ou START TRANSACTION, dependendo do dialeto SQL) pode ser usado para marcar o começo de uma transação de banco de dados que pode ser completada ou não. </text:p>
        </text:list-item>
      </text:list>
      <text:list text:style-name="L16">
        <text:list-item>
          <text:p text:style-name="P54"><text:span text:style-name="T6">COMMIT</text:span> envia todos os dados das mudanças permanentemente. </text:p>
        </text:list-item>
      </text:list>
      <text:list text:style-name="L17">
        <text:list-item>
          <text:p text:style-name="P55"><text:span text:style-name="T6">ROLLBACK</text:span> faz com que as mudanças nos dados existentes desde que o último COMMIT ou ROLLBACK sejam descartadas. </text:p>
        </text:list-item>
      </text:list>
      <text:p text:style-name="Text_20_body">COMMIT e ROLLBACK interagem com áreas de controle como transação e locação. Ambos terminam qualquer transação aberta e liberam qualquer cadeado ligado a dados. Na ausência de um BEGIN WORK ou uma declaração semelhante, a semântica de SQL é dependente da implementação.</text:p>
      <text:p text:style-name="Text_20_body">outros comandos DCL:</text:p>
      <text:list text:style-name="L18">
        <text:list-item>
          <text:p text:style-name="P56">ALTER PASSWORD </text:p>
        </text:list-item>
      </text:list>
      <text:list text:style-name="L19">
        <text:list-item>
          <text:p text:style-name="P57">CREATE SYNONYM </text:p>
        </text:list-item>
      </text:list>
      <text:h text:style-name="Heading_20_3" text:outline-level="3" text:is-list-header="true"><text:line-break/>DQL - Linguagem de Consulta de Dados</text:h>
      <text:p text:style-name="Text_20_body">Embora tenha apenas um comando a DQL é a parte da SQL mais utilizada. O comando SELECT é composta de várias cláusulas e opções, possibilitando elaborar consultas das mais simples as mais elaboradas.</text:p>
      <text:p text:style-name="P17"><text:span text:style-name="Strong_20_Emphasis"><text:span text:style-name="T1">Fonte: </text:span></text:span><text:a xlink:type="simple" xlink:href="http://pt.wikipedia.org/wiki/Sql"><text:span text:style-name="Strong_20_Emphasis"><text:span text:style-name="T1">http://pt.wikipedia.org/wiki/Sql</text:span></text:span></text:a><text:span text:style-name="Strong_20_Emphasis"><text:span text:style-name="T1"> </text:span></text:span></text:p>
      <text:p text:style-name="P17"><text:span text:style-name="Strong_20_Emphasis"><text:span text:style-name="T1">Palavras-chaves: </text:span></text:span><text:a xlink:type="simple" xlink:href="http://pgdocptbr.sourceforge.net/pg80/sql-keywords-appendix.html"><text:span text:style-name="Strong_20_Emphasis"><text:span text:style-name="T1">http://pgdocptbr.sourceforge.net/pg80/sql-keywords-appendix.html</text:span></text:span></text:a><text:a xlink:type="simple" xlink:href="http://pgdocptbr.sourceforge.net/pg80/sql-keywords-appendix.html"><text:span text:style-name="Strong_20_Emphasis"><text:span text:style-name="T1"> e</text:span></text:span></text:a></text:p>
      <text:p text:style-name="P17"><text:a xlink:type="simple" xlink:href="http://pgdocptbr.sourceforge.net/pg80/sql-keywords-appendix.html"><text:span text:style-name="Strong_20_Emphasis"><text:span text:style-name="T1">http://www.postgresql.org/docs/8.3/interactive/sql-keywords-appendix.html</text:span></text:span></text:a></text:p>
      <text:p text:style-name="P17"><text:span text:style-name="Strong_20_Emphasis"><text:span text:style-name="T1"/></text:span></text:p>
      <text:p text:style-name="P18"><text:span text:style-name="Strong_20_Emphasis"><text:span text:style-name="T8">Tutoriais</text:span></text:span><text:span text:style-name="Strong_20_Emphasis"><text:span text:style-name="T8"> de SQL Online - </text:span></text:span><text:a xlink:type="simple" xlink:href="http://sqlcourse.com/"><text:span text:style-name="Strong_20_Emphasis"><text:span text:style-name="T8">http://sqlcourse.com/</text:span></text:span></text:a> <text:s/><text:a xlink:type="simple" xlink:href="http://sqlzoo.net/">http://sqlzoo.net/</text:a> e</text:p>
      <text:p text:style-name="P18"><text:a xlink:type="simple" xlink:href="http://www.cfxweb.net/modules.php?name=News&amp;file=article&amp;sid=161">http://www.cfxweb.net/modules.php?name=News&amp;file=article&amp;sid=161</text:a> </text:p>
      <text:p text:style-name="P17"><text:span text:style-name="Strong_20_Emphasis"><text:span text:style-name="T1"/></text:span></text:p>
      <text:p text:style-name="P17"><text:span text:style-name="Strong_20_Emphasis"><text:span text:style-name="T1"/></text:span></text:p>
      <text:p text:style-name="P18"><text:span text:style-name="Strong_20_Emphasis"><text:span text:style-name="T6"/></text:span></text:p>
      <text:p text:style-name="P60"><text:span text:style-name="Strong_20_Emphasis"><text:span text:style-name="T6"/></text:span></text:p>
      <text:p text:style-name="P18"><text:span text:style-name="Strong_20_Emphasis"><text:span text:style-name="T6">2.3) Trabalhando e Manipulando Valores Nulos </text:span></text:span></text:p>
      <text:p text:style-name="P8"/>
      <text:p text:style-name="P9">Em SQL NULL é para valores inexistentes. Regra geral: NULL se propaga, o que</text:p>
      <text:p text:style-name="P9">significa que com quem NULL se combina o resultado será um NULL.</text:p>
      <text:p text:style-name="P9">NULL não é zero, não é string vazia nem string de comprimento zero. </text:p>
      <text:p text:style-name="P9"/>
      <text:p text:style-name="P9">Um exemplo: num cadastro de alunos, para o aluno que ainda não se conhece a nota,</text:p>
      <text:p text:style-name="P9">não é correto usar zero para sua nota, mas sim NULL.</text:p>
      <text:p text:style-name="P9">Não se pode efetuar cálculos de expressões onde um dos elementos é NULL.</text:p>
      <text:p text:style-name="P9"/>
      <text:p text:style-name="P10">COMPARANDO NULLs</text:p>
      <text:p text:style-name="P9">NOT NULL com NULL -- Unknown</text:p>
      <text:p text:style-name="P9">NULL com NULL -- Unknown</text:p>
      <text:p text:style-name="P9"/>
      <text:p text:style-name="P10">CONVERSÃO DE/PARA NULL</text:p>
      <text:p text:style-name="P9">NULLIF() e COALESCE()</text:p>
      <text:p text:style-name="P9"/>
      <text:p text:style-name="P9">NULLIF(valor1, valor2) </text:p>
      <text:p text:style-name="P9"/>
      <text:p text:style-name="P8">NULLIF – <text:span text:style-name="T1">Retorna NULL se, e somente se, valor1 e valor2 forem iguais, caso contrário retorna <text:s/>valor1.</text:span></text:p>
      <text:p text:style-name="P8"/>
      <text:p text:style-name="P10">Algo como:</text:p>
      <text:p text:style-name="P9">if (valor1 == valor2){</text:p>
      <text:p text:style-name="P9">then NULL</text:p>
      <text:p text:style-name="P9">else valor1;</text:p>
      <text:p text:style-name="P9"/>
      <text:p text:style-name="P9">Retorna valor1 somente quando valor1 == valor2.</text:p>
      <text:p text:style-name="P8"/>
      <text:p text:style-name="P8"><text:span text:style-name="T6">COALESCE</text:span> – <text:span text:style-name="T1">retorna o primeiro de seus argumentos que não for NULL. Só retorna NULL quando todos os seus argumentos forem NULL.</text:span></text:p>
      <text:p text:style-name="P9"/>
      <text:p text:style-name="P9"><text:span text:style-name="T6">Uso</text:span>: mudar o valor padrão cujo valor seja NULL.</text:p>
      <text:p text:style-name="P9"/>
      <text:p text:style-name="P9">create table nulos(nulo int, nulo2 int, nulo3 int);</text:p>
      <text:p text:style-name="P9"/>
      <text:p text:style-name="P9">insert into nulos values (1,null,null);</text:p>
      <text:p text:style-name="P9"/>
      <text:p text:style-name="P9">select coalesce(nulo, nulo2, nulo3) from nulos; - - Retorna 1, valor do campo nulo;</text:p>
      <text:p text:style-name="P9"/>
      <text:p text:style-name="P9">select coalesce(nulo2, nulo3) from nulos; - - Retorna NULL, pois ambos são NULL.</text:p>
      <text:p text:style-name="P8"/>
      <text:p text:style-name="P8"><text:span text:style-name="T6">GREATEST</text:span> - <text:span text:style-name="T1">Retorna o maior valor de uma lista - SELECT GREATEST(1,4,6,8,2); - - 8</text:span></text:p>
      <text:p text:style-name="P9"/>
      <text:p text:style-name="P9"><text:span text:style-name="T6">LEAST</text:span> - Retorna o menor valor de uma lista.</text:p>
      <text:p text:style-name="P9"/>
      <text:p text:style-name="P9"><text:soft-page-break/></text:p>
      <text:p text:style-name="P9">Todos os valores da lista devem ser do mesmo tipo e nulos são ignorados.</text:p>
      <text:p text:style-name="P9">Obs.: Ambas as funções acima não pertencem ao SQL standard, mas são uma extensão do PostgreSQL.</text:p>
      <text:p text:style-name="P8"/>
      <text:p text:style-name="P10">CONCATENANDO NULLs</text:p>
      <text:p text:style-name="P9">A regra é: NULL se propaga. Qualquer que concatene com NULL gerará NULL.</text:p>
      <text:p text:style-name="P9"/>
      <text:p text:style-name="P9">STRING || NULL -- NULL</text:p>
      <text:p text:style-name="P9"/>
      <text:p text:style-name="P10"/>
      <text:p text:style-name="P10">Usos:</text:p>
      <text:p text:style-name="P9">- Como valor default para campos que futuramente receberão valor.</text:p>
      <text:p text:style-name="P9">- Valor default para campos que poderão ser sempre inexistentes.</text:p>
      <text:p text:style-name="P9"/>
      <text:p text:style-name="P6"><text:span text:style-name="Strong_20_Emphasis"><text:span text:style-name="T10"/></text:span></text:p>
      <text:p text:style-name="P19"><text:span text:style-name="Strong_20_Emphasis"><text:span text:style-name="T6">2.4) Utilizando Comentários</text:span></text:span></text:p>
      <text:p text:style-name="P19"><text:span text:style-name="Strong_20_Emphasis"><text:span text:style-name="T1"/></text:span></text:p>
      <text:p text:style-name="P19"><text:span text:style-name="Strong_20_Emphasis"><text:span text:style-name="T1">Ao criar scripts SQL a serem importados pelo PostgreSQL, podemos utilizar dois tipos de comentários:</text:span></text:span></text:p>
      <text:p text:style-name="P19"><text:span text:style-name="Strong_20_Emphasis"><text:span text:style-name="T1"/></text:span></text:p>
      <text:p text:style-name="P19"><text:span text:style-name="Strong_20_Emphasis"><text:span text:style-name="T1">-- Este é um comentário padrão SQL e de uma única linha</text:span></text:span></text:p>
      <text:p text:style-name="P19"><text:span text:style-name="Strong_20_Emphasis"><text:span text:style-name="T1">/* Este é um comentário</text:span></text:span></text:p>
      <text:p text:style-name="P19"><text:span text:style-name="Strong_20_Emphasis"><text:span text:style-name="T1">oriundo da linguagem C</text:span></text:span></text:p>
      <text:p text:style-name="P19"><text:span text:style-name="Strong_20_Emphasis"><text:span text:style-name="T1">e para múltiplas linhas e que também é aceito</text:span></text:span></text:p>
      <text:p text:style-name="P19"><text:span text:style-name="Strong_20_Emphasis"><text:span text:style-name="T1">nos scripts SQL */</text:span></text:span></text:p>
      <text:p text:style-name="P19"><text:span text:style-name="Strong_20_Emphasis"><text:span text:style-name="T1"/></text:span></text:p>
      <text:p text:style-name="P19"><text:span text:style-name="Strong_20_Emphasis"><text:span text:style-name="T6">2.5) Entendendo os Tipos de Dados </text:span></text:span></text:p>
      <text:p text:style-name="P19"><text:span text:style-name="Strong_20_Emphasis"><text:span text:style-name="T1"/></text:span></text:p>
      <text:p text:style-name="P18"><text:span text:style-name="Strong_20_Emphasis"><text:span text:style-name="T1">Relação completa de tipos de dados da versão 8.3.1:</text:span></text:span></text:p>
      <text:p text:style-name="List_20_Heading">8.1. <text:a xlink:type="simple" xlink:href="http://www.postgresql.org/docs/8.3/interactive/datatype-numeric.html">Numeric Types</text:a></text:p>
      <text:p text:style-name="P23">8.1.1. <text:a xlink:type="simple" xlink:href="http://www.postgresql.org/docs/8.3/interactive/datatype-numeric.html#DATATYPE-INT">Integer Types</text:a></text:p>
      <text:p text:style-name="P23">8.1.2. <text:a xlink:type="simple" xlink:href="http://www.postgresql.org/docs/8.3/interactive/datatype-numeric.html#DATATYPE-NUMERIC-DECIMAL">Arbitrary Precision Numbers</text:a></text:p>
      <text:p text:style-name="P23">8.1.3. <text:a xlink:type="simple" xlink:href="http://www.postgresql.org/docs/8.3/interactive/datatype-numeric.html#DATATYPE-FLOAT">Floating-Point Types</text:a></text:p>
      <text:p text:style-name="P23">8.1.4. <text:a xlink:type="simple" xlink:href="http://www.postgresql.org/docs/8.3/interactive/datatype-numeric.html#DATATYPE-SERIAL">Serial Types</text:a></text:p>
      <text:p text:style-name="List_20_Heading">8.2. <text:a xlink:type="simple" xlink:href="http://www.postgresql.org/docs/8.3/interactive/datatype-money.html">Monetary Types</text:a></text:p>
      <text:p text:style-name="List_20_Heading">8.3. <text:a xlink:type="simple" xlink:href="http://www.postgresql.org/docs/8.3/interactive/datatype-character.html">Character Types</text:a></text:p>
      <text:p text:style-name="List_20_Heading">8.4. <text:a xlink:type="simple" xlink:href="http://www.postgresql.org/docs/8.3/interactive/datatype-binary.html">Binary Data Types</text:a></text:p>
      <text:p text:style-name="List_20_Heading">8.5. <text:a xlink:type="simple" xlink:href="http://www.postgresql.org/docs/8.3/interactive/datatype-datetime.html">Date/Time Types</text:a></text:p>
      <text:p text:style-name="P23">8.5.1. <text:a xlink:type="simple" xlink:href="http://www.postgresql.org/docs/8.3/interactive/datatype-datetime.html#DATATYPE-DATETIME-INPUT">Date/Time Input</text:a></text:p>
      <text:p text:style-name="P23">8.5.2. <text:a xlink:type="simple" xlink:href="http://www.postgresql.org/docs/8.3/interactive/datatype-datetime.html#DATATYPE-DATETIME-OUTPUT">Date/Time Output</text:a></text:p>
      <text:p text:style-name="P23">8.5.3. <text:a xlink:type="simple" xlink:href="http://www.postgresql.org/docs/8.3/interactive/datatype-datetime.html#DATATYPE-TIMEZONES">Time Zones</text:a></text:p>
      <text:p text:style-name="P23">8.5.4. <text:a xlink:type="simple" xlink:href="http://www.postgresql.org/docs/8.3/interactive/datatype-datetime.html#DATATYPE-DATETIME-INTERNALS">Internals</text:a></text:p>
      <text:p text:style-name="List_20_Heading"><text:soft-page-break/>8.6. <text:a xlink:type="simple" xlink:href="http://www.postgresql.org/docs/8.3/interactive/datatype-boolean.html">Boolean Type</text:a></text:p>
      <text:p text:style-name="List_20_Heading">8.7. <text:a xlink:type="simple" xlink:href="http://www.postgresql.org/docs/8.3/interactive/datatype-enum.html">Enumerated Types</text:a></text:p>
      <text:p text:style-name="P23">8.7.1. <text:a xlink:type="simple" xlink:href="http://www.postgresql.org/docs/8.3/interactive/datatype-enum.html#AEN5383">Declaration of Enumerated Types</text:a></text:p>
      <text:p text:style-name="P23">8.7.2. <text:a xlink:type="simple" xlink:href="http://www.postgresql.org/docs/8.3/interactive/datatype-enum.html#AEN5391">Ordering</text:a></text:p>
      <text:p text:style-name="P23">8.7.3. <text:a xlink:type="simple" xlink:href="http://www.postgresql.org/docs/8.3/interactive/datatype-enum.html#AEN5397">Type Safety</text:a></text:p>
      <text:p text:style-name="P23">8.7.4. <text:a xlink:type="simple" xlink:href="http://www.postgresql.org/docs/8.3/interactive/datatype-enum.html#AEN5407">Implementation Details</text:a></text:p>
      <text:p text:style-name="List_20_Heading">8.8. <text:a xlink:type="simple" xlink:href="http://www.postgresql.org/docs/8.3/interactive/datatype-geometric.html">Geometric Types</text:a></text:p>
      <text:p text:style-name="P23">8.8.1. <text:a xlink:type="simple" xlink:href="http://www.postgresql.org/docs/8.3/interactive/datatype-geometric.html#AEN5480">Points</text:a></text:p>
      <text:p text:style-name="P23">8.8.2. <text:a xlink:type="simple" xlink:href="http://www.postgresql.org/docs/8.3/interactive/datatype-geometric.html#AEN5493">Line Segments</text:a></text:p>
      <text:p text:style-name="P23">8.8.3. <text:a xlink:type="simple" xlink:href="http://www.postgresql.org/docs/8.3/interactive/datatype-geometric.html#AEN5521">Boxes</text:a></text:p>
      <text:p text:style-name="P23">8.8.4. <text:a xlink:type="simple" xlink:href="http://www.postgresql.org/docs/8.3/interactive/datatype-geometric.html#AEN5549">Paths</text:a></text:p>
      <text:p text:style-name="P23">8.8.5. <text:a xlink:type="simple" xlink:href="http://www.postgresql.org/docs/8.3/interactive/datatype-geometric.html#AEN5582">Polygons</text:a></text:p>
      <text:p text:style-name="P23">8.8.6. <text:a xlink:type="simple" xlink:href="http://www.postgresql.org/docs/8.3/interactive/datatype-geometric.html#AEN5607">Circles</text:a></text:p>
      <text:p text:style-name="List_20_Heading">8.9. <text:a xlink:type="simple" xlink:href="http://www.postgresql.org/docs/8.3/interactive/datatype-net-types.html">Network Address Types</text:a></text:p>
      <text:p text:style-name="P23">8.9.1. <text:a xlink:type="simple" xlink:href="http://www.postgresql.org/docs/8.3/interactive/datatype-net-types.html#DATATYPE-INET"><text:span text:style-name="Teletype">inet</text:span></text:a></text:p>
      <text:p text:style-name="P23">8.9.2. <text:a xlink:type="simple" xlink:href="http://www.postgresql.org/docs/8.3/interactive/datatype-net-types.html#DATATYPE-CIDR"><text:span text:style-name="Teletype">cidr</text:span></text:a></text:p>
      <text:p text:style-name="P23">8.9.3. <text:a xlink:type="simple" xlink:href="http://www.postgresql.org/docs/8.3/interactive/datatype-net-types.html#DATATYPE-INET-VS-CIDR"><text:span text:style-name="Teletype">inet</text:span></text:a><text:a xlink:type="simple" xlink:href="http://www.postgresql.org/docs/8.3/interactive/datatype-net-types.html#DATATYPE-INET-VS-CIDR"> vs. </text:a><text:a xlink:type="simple" xlink:href="http://www.postgresql.org/docs/8.3/interactive/datatype-net-types.html#DATATYPE-INET-VS-CIDR"><text:span text:style-name="Teletype">cidr</text:span></text:a></text:p>
      <text:p text:style-name="P23">8.9.4. <text:a xlink:type="simple" xlink:href="http://www.postgresql.org/docs/8.3/interactive/datatype-net-types.html#DATATYPE-MACADDR"><text:span text:style-name="Teletype">macaddr</text:span></text:a></text:p>
      <text:p text:style-name="List_20_Heading">8.10. <text:a xlink:type="simple" xlink:href="http://www.postgresql.org/docs/8.3/interactive/datatype-bit.html">Bit String Types</text:a></text:p>
      <text:p text:style-name="List_20_Heading">8.11. <text:a xlink:type="simple" xlink:href="http://www.postgresql.org/docs/8.3/interactive/datatype-textsearch.html">Text Search Types</text:a></text:p>
      <text:p text:style-name="P23">8.11.1. <text:a xlink:type="simple" xlink:href="http://www.postgresql.org/docs/8.3/interactive/datatype-textsearch.html#DATATYPE-TSVECTOR"><text:span text:style-name="Teletype">tsvector</text:span></text:a></text:p>
      <text:p text:style-name="P23">8.11.2. <text:a xlink:type="simple" xlink:href="http://www.postgresql.org/docs/8.3/interactive/datatype-textsearch.html#DATATYPE-TSQUERY"><text:span text:style-name="Teletype">tsquery</text:span></text:a></text:p>
      <text:p text:style-name="List_20_Heading">8.12. <text:a xlink:type="simple" xlink:href="http://www.postgresql.org/docs/8.3/interactive/datatype-uuid.html"><text:span text:style-name="ACRONYM">UUID</text:span></text:a><text:a xlink:type="simple" xlink:href="http://www.postgresql.org/docs/8.3/interactive/datatype-uuid.html"> Type</text:a></text:p>
      <text:p text:style-name="List_20_Heading">8.13. <text:a xlink:type="simple" xlink:href="http://www.postgresql.org/docs/8.3/interactive/datatype-xml.html"><text:span text:style-name="ACRONYM">XML</text:span></text:a><text:a xlink:type="simple" xlink:href="http://www.postgresql.org/docs/8.3/interactive/datatype-xml.html"> Type</text:a></text:p>
      <text:p text:style-name="P23">8.13.1. <text:a xlink:type="simple" xlink:href="http://www.postgresql.org/docs/8.3/interactive/datatype-xml.html#AEN5956">Creating XML Values</text:a></text:p>
      <text:p text:style-name="P23">8.13.2. <text:a xlink:type="simple" xlink:href="http://www.postgresql.org/docs/8.3/interactive/datatype-xml.html#AEN5996">Encoding Handling</text:a></text:p>
      <text:p text:style-name="P23">8.13.3. <text:a xlink:type="simple" xlink:href="http://www.postgresql.org/docs/8.3/interactive/datatype-xml.html#AEN6005">Accessing XML Values</text:a></text:p>
      <text:p text:style-name="List_20_Heading">8.14. <text:a xlink:type="simple" xlink:href="http://www.postgresql.org/docs/8.3/interactive/arrays.html">Arrays</text:a></text:p>
      <text:p text:style-name="P23">8.14.1. <text:a xlink:type="simple" xlink:href="http://www.postgresql.org/docs/8.3/interactive/arrays.html#AEN6019">Declaration of Array Types</text:a></text:p>
      <text:p text:style-name="P23">8.14.2. <text:a xlink:type="simple" xlink:href="http://www.postgresql.org/docs/8.3/interactive/arrays.html#AEN6040">Array Value Input</text:a></text:p>
      <text:p text:style-name="P23">8.14.3. <text:a xlink:type="simple" xlink:href="http://www.postgresql.org/docs/8.3/interactive/arrays.html#AEN6077">Accessing Arrays</text:a></text:p>
      <text:p text:style-name="P23">8.14.4. <text:a xlink:type="simple" xlink:href="http://www.postgresql.org/docs/8.3/interactive/arrays.html#AEN6110">Modifying Arrays</text:a></text:p>
      <text:p text:style-name="P23">8.14.5. <text:a xlink:type="simple" xlink:href="http://www.postgresql.org/docs/8.3/interactive/arrays.html#AEN6147">Searching in Arrays</text:a></text:p>
      <text:p text:style-name="P23">8.14.6. <text:a xlink:type="simple" xlink:href="http://www.postgresql.org/docs/8.3/interactive/arrays.html#AEN6156">Array Input and Output Syntax</text:a></text:p>
      <text:p text:style-name="List_20_Heading">8.15. <text:a xlink:type="simple" xlink:href="http://www.postgresql.org/docs/8.3/interactive/rowtypes.html">Composite Types</text:a></text:p>
      <text:p text:style-name="P23">8.15.1. <text:a xlink:type="simple" xlink:href="http://www.postgresql.org/docs/8.3/interactive/rowtypes.html#AEN6208">Declaration of Composite Types</text:a></text:p>
      <text:p text:style-name="P23">8.15.2. <text:a xlink:type="simple" xlink:href="http://www.postgresql.org/docs/8.3/interactive/rowtypes.html#AEN6223">Composite Value Input</text:a></text:p>
      <text:p text:style-name="P23">8.15.3. <text:a xlink:type="simple" xlink:href="http://www.postgresql.org/docs/8.3/interactive/rowtypes.html#AEN6244">Accessing Composite Types</text:a></text:p>
      <text:p text:style-name="P23">8.15.4. <text:a xlink:type="simple" xlink:href="http://www.postgresql.org/docs/8.3/interactive/rowtypes.html#AEN6255">Modifying Composite Types</text:a></text:p>
      <text:p text:style-name="P23">8.15.5. <text:a xlink:type="simple" xlink:href="http://www.postgresql.org/docs/8.3/interactive/rowtypes.html#AEN6266">Composite Type Input and Output Syntax</text:a></text:p>
      <text:p text:style-name="List_20_Heading">8.16. <text:a xlink:type="simple" xlink:href="http://www.postgresql.org/docs/8.3/interactive/datatype-oid.html">Object Identifier Types</text:a></text:p>
      <text:p text:style-name="P24">8.17. <text:a xlink:type="simple" xlink:href="http://www.postgresql.org/docs/8.3/interactive/datatype-pseudo.html">Pseudo-Types</text:a></text:p>
      <text:p text:style-name="P19"><text:span text:style-name="Strong_20_Emphasis"><text:span text:style-name="T1">Mais detalhes em: </text:span></text:span><text:a xlink:type="simple" xlink:href="http://www.postgresql.org/docs/8.3/interactive/datatype.html"><text:span text:style-name="Strong_20_Emphasis"><text:span text:style-name="T1">http://www.postgresql.org/docs/8.3/interactive/datatype.html</text:span></text:span></text:a></text:p>
      <text:p text:style-name="P19"><text:span text:style-name="Strong_20_Emphasis"><text:span text:style-name="T1"/></text:span></text:p>
      <text:p text:style-name="P35"/>
      <text:p text:style-name="P37"/>
      <text:p text:style-name="P35">Tipos de Dados Mais Comuns</text:p>
      <text:p text:style-name="P8"/>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30">Numéricos</text:p>
          </table:table-cell>
          <table:covered-table-cell/>
          <table:covered-table-cell/>
          <table:covered-table-cell/>
        </table:table-row>
        <table:table-row>
          <table:table-cell table:style-name="Tabela1.A2" office:value-type="string">
            <text:p text:style-name="P30">Tipo</text:p>
          </table:table-cell>
          <table:table-cell table:style-name="Tabela1.A2" office:value-type="string">
            <text:p text:style-name="P30">Tamanho</text:p>
          </table:table-cell>
          <table:table-cell table:style-name="Tabela1.A2" office:value-type="string">
            <text:p text:style-name="P30">Apelido</text:p>
          </table:table-cell>
          <table:table-cell table:style-name="Tabela1.D2" office:value-type="string">
            <text:p text:style-name="P30">Faixa</text:p>
          </table:table-cell>
        </table:table-row>
        <table:table-row>
          <table:table-cell table:style-name="Tabela1.A2" office:value-type="string">
            <text:p text:style-name="P31">smallint (INT2)</text:p>
          </table:table-cell>
          <table:table-cell table:style-name="Tabela1.A2" office:value-type="string">
            <text:p text:style-name="P31">2 bytes</text:p>
          </table:table-cell>
          <table:table-cell table:style-name="Tabela1.A2" office:value-type="string">
            <text:p text:style-name="P31">inteiro pequeno</text:p>
          </table:table-cell>
          <table:table-cell table:style-name="Tabela1.D2" office:value-type="string">
            <text:p text:style-name="P9">-32768 a +32767</text:p>
          </table:table-cell>
        </table:table-row>
        <table:table-row>
          <table:table-cell table:style-name="Tabela1.A2" office:value-type="string">
            <text:p text:style-name="P31">integer (INT ou INT4)</text:p>
          </table:table-cell>
          <table:table-cell table:style-name="Tabela1.A2" office:value-type="string">
            <text:p text:style-name="P31">4 bytes</text:p>
          </table:table-cell>
          <table:table-cell table:style-name="Tabela1.A2" office:value-type="string">
            <text:p text:style-name="P31">inteiro</text:p>
          </table:table-cell>
          <table:table-cell table:style-name="Tabela1.D2" office:value-type="string">
            <text:p text:style-name="P14">-2147483648 até +2147483647</text:p>
          </table:table-cell>
        </table:table-row>
        <table:table-row>
          <table:table-cell table:style-name="Tabela1.A2" office:value-type="string">
            <text:p text:style-name="P31">bigint (INT8)</text:p>
          </table:table-cell>
          <table:table-cell table:style-name="Tabela1.A2" office:value-type="string">
            <text:p text:style-name="P31">8 bytes</text:p>
          </table:table-cell>
          <table:table-cell table:style-name="Tabela1.A2" office:value-type="string">
            <text:p text:style-name="P31">inteiro longo</text:p>
          </table:table-cell>
          <table:table-cell table:style-name="Tabela1.D2" office:value-type="string">
            <text:p text:style-name="P14">-9223372036854775808 a <text:s/>+9223372036854775807</text:p>
          </table:table-cell>
        </table:table-row>
        <table:table-row>
          <table:table-cell table:style-name="Tabela1.A2" office:value-type="string">
            <text:p text:style-name="P31">numeric (p,e)</text:p>
          </table:table-cell>
          <table:table-cell table:style-name="Tabela1.A2" office:value-type="string">
            <text:p text:style-name="P31"/>
          </table:table-cell>
          <table:table-cell table:style-name="Tabela1.A2" office:value-type="string">
            <text:p text:style-name="P31"/>
          </table:table-cell>
          <table:table-cell table:style-name="Tabela1.D2" office:value-type="string">
            <text:p text:style-name="P31">tamanho variável, precisão especificada pelo usuário. Exato e sem limite</text:p>
          </table:table-cell>
        </table:table-row>
        <table:table-row>
          <table:table-cell table:style-name="Tabela1.A2" office:value-type="string">
            <text:p text:style-name="P31">decimal (p,e)</text:p>
          </table:table-cell>
          <table:table-cell table:style-name="Tabela1.A2" office:value-type="string">
            <text:p text:style-name="P31"/>
          </table:table-cell>
          <table:table-cell table:style-name="Tabela1.A2" office:value-type="string">
            <text:p text:style-name="P31"/>
          </table:table-cell>
          <table:table-cell table:style-name="Tabela1.D2" office:value-type="string">
            <text:p text:style-name="P32">e – escala (casas decimais)</text:p>
            <text:p text:style-name="P32">p – precisão (total de dígitos, inclusive estala)</text:p>
          </table:table-cell>
        </table:table-row>
        <table:table-row>
          <table:table-cell table:style-name="Tabela1.A2" office:value-type="string">
            <text:p text:style-name="P31">real (float)</text:p>
          </table:table-cell>
          <table:table-cell table:style-name="Tabela1.A2" office:value-type="string">
            <text:p text:style-name="P31">4 bytes</text:p>
          </table:table-cell>
          <table:table-cell table:style-name="Tabela1.A2" office:value-type="string">
            <text:p text:style-name="P31">ponto flutuante</text:p>
          </table:table-cell>
          <table:table-cell table:style-name="Tabela1.D2" office:value-type="string">
            <text:p text:style-name="P31">precisão variável, não exato e precisão de 6 dígitos</text:p>
          </table:table-cell>
        </table:table-row>
        <table:table-row>
          <table:table-cell table:style-name="Tabela1.A2" office:value-type="string">
            <text:p text:style-name="P31">double precision</text:p>
          </table:table-cell>
          <table:table-cell table:style-name="Tabela1.A2" office:value-type="string">
            <text:p text:style-name="P31">8 bytes</text:p>
          </table:table-cell>
          <table:table-cell table:style-name="Tabela1.A2" office:value-type="string">
            <text:p text:style-name="P31">dupla precisão</text:p>
          </table:table-cell>
          <table:table-cell table:style-name="Tabela1.D2" office:value-type="string">
            <text:p text:style-name="P31">precisão variável, não exato e precisão de 15 dígitos</text:p>
          </table:table-cell>
        </table:table-row>
        <table:table-row>
          <table:table-cell table:style-name="Tabela1.A2" office:value-type="string">
            <text:p text:style-name="P31">int (INT4)</text:p>
          </table:table-cell>
          <table:table-cell table:style-name="Tabela1.A2" office:value-type="string">
            <text:p text:style-name="P31"/>
          </table:table-cell>
          <table:table-cell table:style-name="Tabela1.A2" office:value-type="string">
            <text:p text:style-name="P31"/>
          </table:table-cell>
          <table:table-cell table:style-name="Tabela1.D2" office:value-type="string">
            <text:p text:style-name="P31">mais indicado para índices de inteiros</text:p>
          </table:table-cell>
        </table:table-row>
        <table:table-row>
          <table:table-cell table:style-name="Tabela1.A2" office:value-type="string">
            <text:p text:style-name="P31">serial</text:p>
          </table:table-cell>
          <table:table-cell table:style-name="Tabela1.A2" office:value-type="string">
            <text:p text:style-name="P31">4 bytes</text:p>
          </table:table-cell>
          <table:table-cell table:style-name="Tabela1.A2" office:value-type="string">
            <text:p text:style-name="P31">Inteiro autoinc</text:p>
          </table:table-cell>
          <table:table-cell table:style-name="Tabela1.D2" office:value-type="string">
            <text:p text:style-name="P31">1 até 2147483647 </text:p>
          </table:table-cell>
        </table:table-row>
        <table:table-row>
          <table:table-cell table:style-name="Tabela1.A2" office:value-type="string">
            <text:p text:style-name="P31">bigserial</text:p>
          </table:table-cell>
          <table:table-cell table:style-name="Tabela1.A2" office:value-type="string">
            <text:p text:style-name="P31">8 bytes</text:p>
          </table:table-cell>
          <table:table-cell table:style-name="Tabela1.A2" office:value-type="string">
            <text:p text:style-name="P31">Inteiro longo autoinc</text:p>
          </table:table-cell>
          <table:table-cell table:style-name="Tabela1.D2" office:value-type="string">
            <text:p text:style-name="P31">1 até 9223372036854775807 </text:p>
          </table:table-cell>
        </table:table-row>
        <table:table-row>
          <table:table-cell table:style-name="Tabela1.D2" table:number-columns-spanned="4" office:value-type="string">
            <text:p text:style-name="P30">Caracteres</text:p>
          </table:table-cell>
          <table:covered-table-cell/>
          <table:covered-table-cell/>
          <table:covered-table-cell/>
        </table:table-row>
        <table:table-row>
          <table:table-cell table:style-name="Tabela1.A2" office:value-type="string">
            <text:p text:style-name="P31">character varying(n)</text:p>
          </table:table-cell>
          <table:table-cell table:style-name="Tabela1.A2" office:value-type="string">
            <text:p text:style-name="P31"/>
          </table:table-cell>
          <table:table-cell table:style-name="Tabela1.A2" office:value-type="string">
            <text:p text:style-name="P31">varchar(n)</text:p>
          </table:table-cell>
          <table:table-cell table:style-name="Tabela1.D2" office:value-type="string">
            <text:p text:style-name="P31">comprimento variável, com limite</text:p>
          </table:table-cell>
        </table:table-row>
        <table:table-row>
          <table:table-cell table:style-name="Tabela1.A2" office:value-type="string">
            <text:p text:style-name="P31">character(n)</text:p>
          </table:table-cell>
          <table:table-cell table:style-name="Tabela1.A2" office:value-type="string">
            <text:p text:style-name="P31"/>
          </table:table-cell>
          <table:table-cell table:style-name="Tabela1.A2" office:value-type="string">
            <text:p text:style-name="P31">char(n)</text:p>
          </table:table-cell>
          <table:table-cell table:style-name="Tabela1.D2" office:value-type="string">
            <text:p text:style-name="P31">comprimento fixo, completa com brancos</text:p>
          </table:table-cell>
        </table:table-row>
        <table:table-row>
          <table:table-cell table:style-name="Tabela1.A2" office:value-type="string">
            <text:p text:style-name="P31">text</text:p>
          </table:table-cell>
          <table:table-cell table:style-name="Tabela1.A2" office:value-type="string">
            <text:p text:style-name="P31"/>
          </table:table-cell>
          <table:table-cell table:style-name="Tabela1.A2" office:value-type="string">
            <text:p text:style-name="P31"/>
          </table:table-cell>
          <table:table-cell table:style-name="Tabela1.D2" office:value-type="string">
            <text:p text:style-name="P31">comprimento variável e ilimitado</text:p>
          </table:table-cell>
        </table:table-row>
        <table:table-row>
          <table:table-cell table:style-name="Tabela1.D2" table:number-columns-spanned="4" office:value-type="string">
            <text:p text:style-name="P31">Desempenho semelhante para os tipos caractere.</text:p>
          </table:table-cell>
          <table:covered-table-cell/>
          <table:covered-table-cell/>
          <table:covered-table-cell/>
        </table:table-row>
        <table:table-row>
          <table:table-cell table:style-name="Tabela1.D2" table:number-columns-spanned="4" office:value-type="string">
            <text:p text:style-name="P30">Data/Hora</text:p>
          </table:table-cell>
          <table:covered-table-cell/>
          <table:covered-table-cell/>
          <table:covered-table-cell/>
        </table:table-row>
        <table:table-row>
          <table:table-cell table:style-name="Tabela1.A2" office:value-type="string">
            <text:p text:style-name="Table_20_Contents">timestamp[(p)] [witout time zone]</text:p>
          </table:table-cell>
          <table:table-cell table:style-name="Tabela1.A2" office:value-type="string">
            <text:p text:style-name="Table_20_Contents">8 bytes</text:p>
          </table:table-cell>
          <table:table-cell table:style-name="Tabela1.A2" office:value-type="string">
            <text:p text:style-name="Table_20_Contents">data e hora sem zona</text:p>
          </table:table-cell>
          <table:table-cell table:style-name="Tabela1.D2" office:value-type="string">
            <text:p text:style-name="Standard">4713 AC a 5874897 DC</text:p>
          </table:table-cell>
        </table:table-row>
        <table:table-row>
          <table:table-cell table:style-name="Tabela1.A2" office:value-type="string">
            <text:p text:style-name="Standard">timestamp [ (p) ][ with time zone ]</text:p>
          </table:table-cell>
          <table:table-cell table:style-name="Tabela1.A2" office:value-type="string">
            <text:p text:style-name="Table_20_Contents">8 bytes</text:p>
          </table:table-cell>
          <table:table-cell table:style-name="Tabela1.A2" office:value-type="string">
            <text:p text:style-name="Table_20_Contents">data e hora com zona</text:p>
          </table:table-cell>
          <table:table-cell table:style-name="Tabela1.D2" office:value-type="string">
            <text:p text:style-name="Standard">4713 AC a 5874897 DC</text:p>
          </table:table-cell>
        </table:table-row>
        <table:table-row>
          <table:table-cell table:style-name="Tabela1.A2" office:value-type="string">
            <text:p text:style-name="Standard">interval</text:p>
          </table:table-cell>
          <table:table-cell table:style-name="Tabela1.A2" office:value-type="string">
            <text:p text:style-name="Table_20_Contents">12 bytes</text:p>
          </table:table-cell>
          <table:table-cell table:style-name="Tabela1.A2" office:value-type="string">
            <text:p text:style-name="Table_20_Contents">intervalo de tempo</text:p>
          </table:table-cell>
          <table:table-cell table:style-name="Tabela1.D2" office:value-type="string">
            <text:p text:style-name="Standard">178000000 anos a 178000000 anos</text:p>
          </table:table-cell>
        </table:table-row>
        <table:table-row>
          <table:table-cell table:style-name="Tabela1.A2" office:value-type="string">
            <text:p text:style-name="Table_20_Contents">date</text:p>
          </table:table-cell>
          <table:table-cell table:style-name="Tabela1.A2" office:value-type="string">
            <text:p text:style-name="Table_20_Contents">4 bytes</text:p>
          </table:table-cell>
          <table:table-cell table:style-name="Tabela1.A2" office:value-type="string">
            <text:p text:style-name="Table_20_Contents">somente data</text:p>
          </table:table-cell>
          <table:table-cell table:style-name="Tabela1.D2" office:value-type="string">
            <text:p text:style-name="Standard">4713 AC até 32767 DC</text:p>
          </table:table-cell>
        </table:table-row>
        <table:table-row>
          <table:table-cell table:style-name="Tabela1.A2" office:value-type="string">
            <text:p text:style-name="Standard">time [ (p) ] [ without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A2" office:value-type="string">
            <text:p text:style-name="Standard">time [ (p) ] [ with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D2" table:number-columns-spanned="4" office:value-type="string">
            <text:p text:style-name="Standard">[ (p) ] - é a precisão, que varia de 0 a 6 e o defualt é 2.</text:p>
          </table:table-cell>
          <table:covered-table-cell/>
          <table:covered-table-cell/>
          <table:covered-table-cell/>
        </table:table-row>
      </table:table>
      <text:p text:style-name="P9"/>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table:number-columns-spanned="4" office:value-type="string">
            <text:p text:style-name="P30">Boleanos</text:p>
          </table:table-cell>
          <table:covered-table-cell/>
          <table:covered-table-cell/>
          <table:covered-table-cell/>
        </table:table-row>
        <table:table-row>
          <table:table-cell table:style-name="Tabela2.A2" office:value-type="string">
            <text:p text:style-name="P30">Tipo</text:p>
          </table:table-cell>
          <table:table-cell table:style-name="Tabela2.A2" office:value-type="string">
            <text:p text:style-name="P30">Tamanho</text:p>
          </table:table-cell>
          <table:table-cell table:style-name="Tabela2.A2" office:value-type="string">
            <text:p text:style-name="P30">Apelido</text:p>
          </table:table-cell>
          <table:table-cell table:style-name="Tabela2.D2" office:value-type="string">
            <text:p text:style-name="P30">Faixa</text:p>
          </table:table-cell>
        </table:table-row>
        <table:table-row>
          <table:table-cell table:style-name="Tabela2.A2" office:value-type="string">
            <text:p text:style-name="P31">TRUE</text:p>
          </table:table-cell>
          <table:table-cell table:style-name="Tabela2.A2" office:value-type="string">
            <text:p text:style-name="P31"/>
          </table:table-cell>
          <table:table-cell table:style-name="Tabela2.A2" office:value-type="string">
            <text:p text:style-name="P31">Representações:</text:p>
          </table:table-cell>
          <table:table-cell table:style-name="Tabela2.D2" office:value-type="string">
            <text:p text:style-name="P9">'t', 'true', 'y', 'yes' e '1'</text:p>
          </table:table-cell>
        </table:table-row>
        <table:table-row>
          <table:table-cell table:style-name="Tabela2.A2" office:value-type="string">
            <text:p text:style-name="P31">FALSE</text:p>
          </table:table-cell>
          <table:table-cell table:style-name="Tabela2.A2" office:value-type="string">
            <text:p text:style-name="P31"/>
          </table:table-cell>
          <table:table-cell table:style-name="Tabela2.A2" office:value-type="string">
            <text:p text:style-name="P31">Representações:</text:p>
          </table:table-cell>
          <table:table-cell table:style-name="Tabela2.D2" office:value-type="string">
            <text:p text:style-name="P14">'f', 'false', 'n', 'no', '0'</text:p>
          </table:table-cell>
        </table:table-row>
        <table:table-row>
          <table:table-cell table:style-name="Tabela2.D2" table:number-columns-spanned="4" office:value-type="string">
            <text:p text:style-name="P11">Apenas um dos dois estados. O terceiro estado, desconhecido, é representado pelo NULL.</text:p>
          </table:table-cell>
          <table:covered-table-cell/>
          <table:covered-table-cell/>
          <table:covered-table-cell/>
        </table:table-row>
      </table:table>
      <text:p text:style-name="P8"/>
      <text:p text:style-name="P10">Exemplo de consulta com boolean:</text:p>
      <text:p text:style-name="P9">CREATE TEMP TABLE teste1 (a boolean, b text);</text:p>
      <text:p text:style-name="P9">INSERT INTO teste1 VALUES (TRUE, 'primeiro');</text:p>
      <text:p text:style-name="P9">INSERT INTO teste1 VALUES (FALSE, 'segundo');</text:p>
      <text:p text:style-name="P9">SELECT * FROM teste1;</text:p>
      <text:p text:style-name="P9"/>
      <text:p text:style-name="P9">Retorno:</text:p>
      <text:p text:style-name="P9"><text:s/>a | <text:s text:c="3"/>b</text:p>
      <text:p text:style-name="P9">---+---------</text:p>
      <text:p text:style-name="P9"><text:s/>t | primeiro</text:p>
      <text:p text:style-name="P9"><text:s/>f | segundo</text:p>
      <text:p text:style-name="P9"/>
      <text:p text:style-name="P9">SELECT * FROM teste1 WHERE a = TRUE;<text:tab/> -- Retorna 't'</text:p>
      <text:p text:style-name="P9">SELECT * FROM teste1 WHERE a = t;<text:tab/>-- Erro</text:p>
      <text:p text:style-name="P9">SELECT * FROM teste1 WHERE a = 't';<text:tab/><text:tab/> -- Retorna 't'</text:p>
      <text:p text:style-name="P9">SELECT * FROM teste1 WHERE a = '1';<text:tab/><text:tab/> -- Retorna 't'</text:p>
      <text:p text:style-name="P9">SELECT * FROM teste1 WHERE a = 'y';<text:tab/><text:tab/> -- Retorna 't'</text:p>
      <text:p text:style-name="P9">SELECT * FROM teste1 WHERE a = '0';<text:tab/><text:tab/> -- Retorna 'f'</text:p>
      <text:p text:style-name="P9">SELECT * FROM teste1 WHERE a = 'n';<text:tab/><text:tab/> -- Retorna 'f'</text:p>
      <text:p text:style-name="P9"/>
      <text:p text:style-name="P9"><text:span text:style-name="T13">Alerta</text:span>: a entrada pode ser: 1/0, t/f, true/false, TRUE/FALSE, mas o retorno será sempre </text:p>
      <text:p text:style-name="P9">t ou f.</text:p>
      <text:p text:style-name="P8"/>
      <text:p text:style-name="P8"><text:span text:style-name="T13">Obs</text:span>.: Para campos tipo data que permitam NULL<text:span text:style-name="T1">, devemos prever isso na consulta SQL e passar NULL sem delimitadores e valores não NULL com delimitadores.</text:span></text:p>
      <text:p text:style-name="P8"/>
      <text:p text:style-name="P8">Obs2: <text:span text:style-name="T1">Evite o tipo MONEY que está em obsolescência. Em seu lugar use NUMERIC.</text:span></text:p>
      <text:p text:style-name="P9">Prefira INT (INTEGER) em lugar de INT4, pois os primeiros são padrão SQL. Em geral evitar os nomes INT2, INT4 e INT8, que não são padrão. O INT8 ou bigint não é padrão SQL.</text:p>
      <text:p text:style-name="P9">Obs3: Em índices utilize somente INT, evitando smallint e bigint, que nunca serão utilizados.</text:p>
      <text:p text:style-name="P8"/>
      <text:p text:style-name="P10">Tipos SQL Padrão</text:p>
      <text:p text:style-name="P9">bit, bit varying, boolean, char, character varying, character, varchar, date, double precision, integer, interval, numeric, decimal, real, smallint, time (com ou sem zona horária), timezone (com ou sem zona horária).</text:p>
      <text:p text:style-name="P8"/>
      <text:p text:style-name="P8"/>
      <text:p text:style-name="P8"/>
      <text:p text:style-name="P38"/>
      <text:p text:style-name="P8">O tipo <text:span text:style-name="T6">NUMERIC</text:span> <text:span text:style-name="T1">pode realizar cálculos exatos. </text:span><text:span text:style-name="T6">Recomendado para quantias monetárias</text:span><text:span text:style-name="T1"> e outras quantidades onde a exatidão seja importante. Isso paga o preço de queda de desempenho comparado aos inteiros e flutuantes.</text:span></text:p>
      <text:p text:style-name="P8"/>
      <text:p text:style-name="P9">Pensando em portabilidade evita usar NUMERIC(12) e usar NUMERIC (12,0).</text:p>
      <text:p text:style-name="P8"/>
      <text:p text:style-name="P9"><text:span text:style-name="T13">Alerta: </text:span>A comparação de igualdade de dois valores de ponto flutuante pode funcionar conforme o esperado ou não.</text:p>
      <text:p text:style-name="P9"/>
      <text:p text:style-name="P10"/>
      <text:p text:style-name="P9"><text:span text:style-name="T6">O PostgreSQL trabalha com datas do calendário Juliano</text:span>. </text:p>
      <text:p text:style-name="P9">Trabalha com a faixa de meio dia de Janeiro de 4713 AC (ano bisexto, domingo de lua nova) até uma data bem distante no futuro. Leva em conta que o ano tem 365,2425 dias.</text:p>
      <text:p text:style-name="P8"/>
      <text:p text:style-name="P10"/>
      <text:p text:style-name="P10">SERIAL </text:p>
      <text:p text:style-name="P9">No PostgreSQL um campo criado do “tipo” SERIAL é internamente uma seqüência, inteiro positivo.</text:p>
      <text:p text:style-name="P8"/>
      <text:p text:style-name="P9">Os principais SGBDs utilizam alguma variação deste tipo de dados (auto-incremento).</text:p>
      <text:p text:style-name="P9">Serial é o "tipo" auto-incremento do PostgreSQL. Quando criamos um campo do tipo SERIAL ao inserir um novo registro na tabela com o comando INSERT omitimos o campo tipo SERIAL, pois ele será inserido automaticamente pelo PostgreSQL.</text:p>
      <text:p text:style-name="P9"/>
      <text:p text:style-name="P9">CREATE TABLE serial_teste (codigo SERIAL, nome VARCHAR(45));</text:p>
      <text:p text:style-name="P9">INSERT INTO serial_teste (nome) VALUES ('Ribamar FS');</text:p>
      <text:p text:style-name="P9"/>
      <text:p text:style-name="P9">Obs.: A regra é nomear uma seqüência “serial_teste_codigo_seq”,ou seja,</text:p>
      <text:p text:style-name="P9">tabela_campo_seq.</text:p>
      <text:p text:style-name="P9"/>
      <text:p text:style-name="P9">select * from serial_teste_codigo_seq;</text:p>
      <text:p text:style-name="P9"/>
      <text:p text:style-name="P9">Esta consulta acima retorna muitas informações importantes sobre a seqüência criada: nome, valor inicial, incremento, valor final, maior e menor valor além de outras informações.</text:p>
      <text:p text:style-name="P9"/>
      <text:p text:style-name="P9">Veja que foi omitido o campo código mas o PostgreSQL irá atribuir para o mesmo o valor do próximo registro de código. Por default o primeiro valor de um serial é 1, mas se precisarmos começar com um valor diferente veja a solução abaixo:</text:p>
      <text:p text:style-name="P9"/>
      <text:p text:style-name="P10">Setando o Valor Inicial do Serial</text:p>
      <text:p text:style-name="P9"/>
      <text:p text:style-name="P6"><text:span text:style-name="Strong_20_Emphasis"><text:span text:style-name="T1">create sequence produtos_codigo_seq start 9;</text:span></text:span></text:p>
      <text:p text:style-name="P7"><text:span text:style-name="Strong_20_Emphasis"><text:span text:style-name="T1">ALTER SEQUENCE tabela_campo_seq RESTART WITH 1000;</text:span></text:span></text:p>
      <text:p text:style-name="P7"><text:span text:style-name="Strong_20_Emphasis"><text:span text:style-name="T1"/></text:span></text:p>
      <text:p text:style-name="P7"><text:span text:style-name="Strong_20_Emphasis"><text:span text:style-name="T1"/></text:span></text:p>
      <text:p text:style-name="P28"><text:span text:style-name="Strong_20_Emphasis"><text:span text:style-name="T1"/></text:span></text:p>
      <text:p text:style-name="P20"><text:span text:style-name="Strong_20_Emphasis"><text:span text:style-name="T6">2.6) Utilizando Expressões e Constantes</text:span></text:span></text:p>
      <text:p text:style-name="P20"><text:span text:style-name="Strong_20_Emphasis"><text:span text:style-name="T1"/></text:span></text:p>
      <text:p text:style-name="P20"><text:span text:style-name="Strong_20_Emphasis"><text:span text:style-name="T1">Expressões SQL em: </text:span></text:span><text:a xlink:type="simple" xlink:href="http://db.apache.org/derby/docs/dev/pt_BR/ref/rrefsqlj19433.html"><text:span text:style-name="Strong_20_Emphasis"><text:span text:style-name="T1">http://db.apache.org/derby/docs/dev/pt_BR/ref/rrefsqlj19433.html</text:span></text:span></text:a></text:p>
      <text:p text:style-name="P20"><text:span text:style-name="Strong_20_Emphasis"><text:span text:style-name="T1"/></text:span></text:p>
      <text:p text:style-name="P20"><text:span text:style-name="Strong_20_Emphasis"><text:span text:style-name="T7">Precedência dos operadores (decrescente)</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dor/Elemento</text:p>
            </table:table-cell>
            <table:table-cell table:style-name="Table1.A1" office:value-type="string">
              <text:p text:style-name="Table_20_Heading">Associatividade</text:p>
            </table:table-cell>
            <table:table-cell table:style-name="Table1.C1" office:value-type="string">
              <text:p text:style-name="Table_20_Heading">Descrição</text:p>
            </table:table-cell>
          </table:table-row>
        </table:table-header-rows>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separador de nome de tabela/coluna</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conversão de tipo estilo PostgreSQL</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seleção de elemento de matriz</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menos unário</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exponenciação</text:p>
          </table:table-cell>
        </table:table-row>
        <table:table-row>
          <table:table-cell table:style-name="Table1.A2" office:value-type="string">
            <text:p text:style-name="Table_20_Contents">* / %</text:p>
          </table:table-cell>
          <table:table-cell table:style-name="Table1.A2" office:value-type="string">
            <text:p text:style-name="Table_20_Contents">esquerda</text:p>
          </table:table-cell>
          <table:table-cell table:style-name="Table1.C2" office:value-type="string">
            <text:p text:style-name="Table_20_Contents">multiplicação, divisão, módulo</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adição, subtração</text:p>
          </table:table-cell>
        </table:table-row>
        <table:table-row>
          <table:table-cell table:style-name="Table1.A2" office:value-type="string">
            <text:p text:style-name="Table_20_Contents">IS</text:p>
          </table:table-cell>
          <table:table-cell table:style-name="Table1.A2" office:value-type="string">
            <text:p text:style-name="Table_20_Contents"> </text:p>
          </table:table-cell>
          <table:table-cell table:style-name="Table1.C2" office:value-type="string">
            <text:p text:style-name="Table_20_Contents">IS TRUE, IS FALSE, IS UNKNOWN, IS NULL</text:p>
          </table:table-cell>
        </table:table-row>
        <table:table-row>
          <table:table-cell table:style-name="Table1.A2" office:value-type="string">
            <text:p text:style-name="Table_20_Contents">ISNULL</text:p>
          </table:table-cell>
          <table:table-cell table:style-name="Table1.A2" office:value-type="string">
            <text:p text:style-name="Table_20_Contents"> </text:p>
          </table:table-cell>
          <table:table-cell table:style-name="Table1.C2" office:value-type="string">
            <text:p text:style-name="Table_20_Contents">teste de nulo</text:p>
          </table:table-cell>
        </table:table-row>
        <table:table-row>
          <table:table-cell table:style-name="Table1.A2" office:value-type="string">
            <text:p text:style-name="Table_20_Contents">NOTNULL</text:p>
          </table:table-cell>
          <table:table-cell table:style-name="Table1.A2" office:value-type="string">
            <text:p text:style-name="Table_20_Contents"> </text:p>
          </table:table-cell>
          <table:table-cell table:style-name="Table1.C2" office:value-type="string">
            <text:p text:style-name="Table_20_Contents">teste de não nulo</text:p>
          </table:table-cell>
        </table:table-row>
        <table:table-row>
          <table:table-cell table:style-name="Table1.A2" office:value-type="string">
            <text:p text:style-name="Table_20_Contents">(qualquer outro)</text:p>
          </table:table-cell>
          <table:table-cell table:style-name="Table1.A2" office:value-type="string">
            <text:p text:style-name="Table_20_Contents">esquerda</text:p>
          </table:table-cell>
          <table:table-cell table:style-name="Table1.C2" office:value-type="string">
            <text:p text:style-name="Table_20_Contents">os demais operadores nativos e os definidos pelo usuário</text:p>
          </table:table-cell>
        </table:table-row>
        <table:table-row>
          <table:table-cell table:style-name="Table1.A2" office:value-type="string">
            <text:p text:style-name="Table_20_Contents">IN</text:p>
          </table:table-cell>
          <table:table-cell table:style-name="Table1.A2" office:value-type="string">
            <text:p text:style-name="Table_20_Contents"> </text:p>
          </table:table-cell>
          <table:table-cell table:style-name="Table1.C2" office:value-type="string">
            <text:p text:style-name="Table_20_Contents">membro de um conjunto</text:p>
          </table:table-cell>
        </table:table-row>
        <table:table-row>
          <table:table-cell table:style-name="Table1.A2" office:value-type="string">
            <text:p text:style-name="Table_20_Contents">BETWEEN</text:p>
          </table:table-cell>
          <table:table-cell table:style-name="Table1.A2" office:value-type="string">
            <text:p text:style-name="Table_20_Contents"> </text:p>
          </table:table-cell>
          <table:table-cell table:style-name="Table1.C2" office:value-type="string">
            <text:p text:style-name="Table_20_Contents">contido em um intervalo</text:p>
          </table:table-cell>
        </table:table-row>
        <table:table-row>
          <table:table-cell table:style-name="Table1.A2" office:value-type="string">
            <text:p text:style-name="Table_20_Contents">OVERLAPS</text:p>
          </table:table-cell>
          <table:table-cell table:style-name="Table1.A2" office:value-type="string">
            <text:p text:style-name="Table_20_Contents"> </text:p>
          </table:table-cell>
          <table:table-cell table:style-name="Table1.C2" office:value-type="string">
            <text:p text:style-name="Table_20_Contents">sobreposição de intervalo de tempo</text:p>
          </table:table-cell>
        </table:table-row>
        <table:table-row>
          <table:table-cell table:style-name="Table1.A2" office:value-type="string">
            <text:p text:style-name="Table_20_Contents">LIKE ILIKE SIMILAR</text:p>
          </table:table-cell>
          <table:table-cell table:style-name="Table1.A2" office:value-type="string">
            <text:p text:style-name="Table_20_Contents"> </text:p>
          </table:table-cell>
          <table:table-cell table:style-name="Table1.C2" office:value-type="string">
            <text:p text:style-name="Table_20_Contents">correspondência de padrão em cadeia de caracteres</text:p>
          </table:table-cell>
        </table:table-row>
        <table:table-row>
          <table:table-cell table:style-name="Table1.A2" office:value-type="string">
            <text:p text:style-name="Table_20_Contents">&lt; &gt;</text:p>
          </table:table-cell>
          <table:table-cell table:style-name="Table1.A2" office:value-type="string">
            <text:p text:style-name="Table_20_Contents"> </text:p>
          </table:table-cell>
          <table:table-cell table:style-name="Table1.C2" office:value-type="string">
            <text:p text:style-name="Table_20_Contents">menor que, maior que</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igualdade, atribuição</text:p>
          </table:table-cell>
        </table:table-row>
        <table:table-row>
          <table:table-cell table:style-name="Table1.A2" office:value-type="string">
            <text:p text:style-name="Table_20_Contents">NOT</text:p>
          </table:table-cell>
          <table:table-cell table:style-name="Table1.A2" office:value-type="string">
            <text:p text:style-name="Table_20_Contents">direita</text:p>
          </table:table-cell>
          <table:table-cell table:style-name="Table1.C2" office:value-type="string">
            <text:p text:style-name="Table_20_Contents">negação lógica</text:p>
          </table:table-cell>
        </table:table-row>
        <table:table-row>
          <table:table-cell table:style-name="Table1.A2" office:value-type="string">
            <text:p text:style-name="Table_20_Contents">AND</text:p>
          </table:table-cell>
          <table:table-cell table:style-name="Table1.A2" office:value-type="string">
            <text:p text:style-name="Table_20_Contents">esquerda</text:p>
          </table:table-cell>
          <table:table-cell table:style-name="Table1.C2" office:value-type="string">
            <text:p text:style-name="Table_20_Contents">conjunção lógica</text:p>
          </table:table-cell>
        </table:table-row>
        <table:table-row>
          <table:table-cell table:style-name="Table1.A2" office:value-type="string">
            <text:p text:style-name="Table_20_Contents">OR</text:p>
          </table:table-cell>
          <table:table-cell table:style-name="Table1.A2" office:value-type="string">
            <text:p text:style-name="Table_20_Contents">esquerda</text:p>
          </table:table-cell>
          <table:table-cell table:style-name="Table1.C2" office:value-type="string">
            <text:p text:style-name="Table_20_Contents">disjunção lógica</text:p>
          </table:table-cell>
        </table:table-row>
      </table:table>
      <text:p text:style-name="P20"><text:span text:style-name="Strong_20_Emphasis"><text:span text:style-name="T1">Detalhes em: </text:span></text:span><text:a xlink:type="simple" xlink:href="http://pgdocptbr.sourceforge.net/pg80/sql-syntax.html#SQL-PRECEDENCE"><text:span text:style-name="Strong_20_Emphasis"><text:span text:style-name="T1">http://pgdocptbr.sourceforge.net/pg80/sql-syntax.html#SQL-PRECEDENCE</text:span></text:span></text:a></text:p>
      <text:p text:style-name="P20"><text:a xlink:type="simple" xlink:href="http://www.postgresql.org/docs/8.3/interactive/sql-syntax-lexical.html#SQL-PRECEDENCE-TABLE"><text:span text:style-name="Strong_20_Emphasis"><text:span text:style-name="T1">http://www.postgresql.org/docs/8.3/interactive/sql-syntax-lexical.html#SQL-PRECEDENCE-TABLE</text:span></text:span></text:a></text:p>
      <text:p text:style-name="P20"><text:span text:style-name="Strong_20_Emphasis"><text:span text:style-name="T1"/></text:span></text:p>
      <text:p text:style-name="P20"><text:span text:style-name="Strong_20_Emphasis"><text:span text:style-name="T6"/></text:span></text:p>
      <text:p text:style-name="P26"><text:span text:style-name="Strong_20_Emphasis"><text:span text:style-name="T6"/></text:span></text:p>
      <text:p text:style-name="P20"><text:span text:style-name="Strong_20_Emphasis"><text:span text:style-name="T6">2.7) Ocultando Linhas Duplicadas em uma Consulta (DISTINCT)</text:span></text:span></text:p>
      <text:p text:style-name="P20"><text:span text:style-name="Strong_20_Emphasis"><text:span text:style-name="T1"/></text:span></text:p>
      <text:h text:style-name="P29" text:outline-level="3" text:is-list-header="true"><text:span text:style-name="Strong_20_Emphasis"><text:span text:style-name="T1">Cláusula </text:span></text:span><text:span text:style-name="Strong_20_Emphasis"><text:span text:style-name="T4">DISTINCT</text:span></text:span></text:h>
      <text:p text:style-name="Text_20_body">Se for especificada a cláusula DISTINCT, todas as linhas duplicadas serão removidas do conjunto de resultados (será mantida uma linha para cada grupo de duplicatas). <text:line-break/>A cláusula ALL especifica o oposto: todas as linhas serão mantidas; este é o padrão.</text:p>
      <text:p text:style-name="Text_20_body"><text:line-break/>DISTINCT ON ( expressão [, ...] ) preserva apenas a primeira linha de cada conjunto de linhas onde as expressões fornecidas forem iguais. As expressões em DISTINCT ON são interpretadas usando as mesmas regras da cláusula ORDER BY (veja acima). Deve ser observado que a "primeira linha" de cada conjunto é imprevisível, a menos que seja utilizado ORDER BY para garantir que a linha desejada apareça na frente. Por exemplo,</text:p>
      <text:p text:style-name="Text_20_body"/>
      <text:p text:style-name="Text_20_body">create temp table dup (c int);</text:p>
      <text:p text:style-name="Text_20_body">insert into dup (c) <text:s/>values (1);</text:p>
      <text:p text:style-name="Text_20_body">insert into dup (c) <text:s/>values (2);</text:p>
      <text:p text:style-name="Text_20_body">insert into dup (c) <text:s/>values (1);</text:p>
      <text:p text:style-name="Text_20_body">insert into dup (c) <text:s/>values (2);</text:p>
      <text:p text:style-name="Text_20_body">insert into dup (c) <text:s/>values (1);</text:p>
      <text:p text:style-name="Text_20_body">select * from dup;</text:p>
      <text:p text:style-name="Text_20_body">select distinct (c) from dup;</text:p>
      <text:p text:style-name="Text_20_body"/>
      <text:p text:style-name="Text_20_body">retorna o relatório de condição climática mais recente para cada local, mas se não tivesse sido usado ORDER BY para obrigar a ordem descendente dos valores da data para cada local, teria sido obtido um relatório com datas imprevisíveis para cada local.</text:p>
      <text:p text:style-name="Text_20_body">As expressões em DISTINCT ON devem corresponder às expressões mais à esquerda no ORDER BY. A cláusula ORDER BY normalmente contém expressões adicionais para determinar a precedência desejada das linhas dentro de cada grupo DISTINCT ON.</text:p>
      <text:p text:style-name="P33"><text:span text:style-name="Strong_20_Emphasis"><text:span text:style-name="T1">DISTINCT – Escrita logo após SELECT desconsidera os registros duplicados, retornando apenas registros exclusivos.</text:span></text:span></text:p>
      <text:p text:style-name="P26"><text:span text:style-name="Strong_20_Emphasis"><text:span text:style-name="T1"/></text:span></text:p>
      <text:p text:style-name="P20"><text:span text:style-name="Strong_20_Emphasis"><text:span text:style-name="T6">2.8) Limitando o Resultado do Select </text:span></text:span></text:p>
      <text:p text:style-name="P20"><text:span text:style-name="Strong_20_Emphasis"><text:span text:style-name="T1"/></text:span></text:p>
      <text:p text:style-name="P20"><text:span text:style-name="Strong_20_Emphasis"><text:span text:style-name="T1">Caso utilizemos a forma:</text:span></text:span></text:p>
      <text:p text:style-name="P20"><text:span text:style-name="Strong_20_Emphasis"><text:span text:style-name="T1"/></text:span></text:p>
      <text:p text:style-name="P20"><text:span text:style-name="Strong_20_Emphasis"><text:span text:style-name="T1">SELECT * FROM tabela;</text:span></text:span></text:p>
      <text:p text:style-name="P20"><text:span text:style-name="Strong_20_Emphasis"><text:span text:style-name="T1">Serão retornados todos os registros com todos os campos. Podemos filtrar tanto os registros quanto os campos que retornam da consulta. Também, ao invés de *, podemos digitar todos os campos da tabela.</text:span></text:span></text:p>
      <text:p text:style-name="P20"><text:span text:style-name="Strong_20_Emphasis"><text:span text:style-name="T1"/></text:span></text:p>
      <text:p text:style-name="P20"><text:span text:style-name="Strong_20_Emphasis"><text:span text:style-name="T6">Filtrando os Campos que Retornam</text:span></text:span></text:p>
      <text:p text:style-name="P20"><text:span text:style-name="Strong_20_Emphasis"><text:span text:style-name="T1"/></text:span></text:p>
      <text:p text:style-name="P20"><text:span text:style-name="Strong_20_Emphasis"><text:span text:style-name="T1">Para filtrar os campos, retornando apenas alguns deles, basta ao invés de * digitar apenas os campos que desejamos retornar, por exemplo:</text:span></text:span></text:p>
      <text:p text:style-name="P20"><text:span text:style-name="Strong_20_Emphasis"><text:span text:style-name="T1"/></text:span></text:p>
      <text:p text:style-name="P20"><text:span text:style-name="Strong_20_Emphasis"><text:span text:style-name="T1">SELECT cpf, nome FROM clientes;</text:span></text:span></text:p>
      <text:p text:style-name="P20"><text:span text:style-name="Strong_20_Emphasis"><text:span text:style-name="T1"/></text:span></text:p>
      <text:p text:style-name="P20"><text:span text:style-name="Strong_20_Emphasis"><text:span text:style-name="T6">Filtrando os Registros que Retornam</text:span></text:span></text:p>
      <text:p text:style-name="P20"><text:span text:style-name="Strong_20_Emphasis"><text:span text:style-name="T1"/></text:span></text:p>
      <text:p text:style-name="P20"><text:span text:style-name="Strong_20_Emphasis"><text:span text:style-name="T1">Para filtrar os registros temos várias cláusulas SQL, como WHERE, GROUP BY, LIMIT, HAVING, etc.</text:span></text:span></text:p>
      <text:p text:style-name="P20"><text:span text:style-name="Strong_20_Emphasis"><text:span text:style-name="T1"/></text:span></text:p>
      <text:p text:style-name="P20"><text:span text:style-name="Strong_20_Emphasis"><text:span text:style-name="T1">Exemplos:<text:line-break/>SELECT nome FROM clientes WHERE email = 'ribafs@ribafs.net';<text:line-break/>SELECT nome FROM clientes WHERE idade &gt; 18;<text:line-break/>SELECT nome FROM clientes WHERE idade &lt; 21;<text:line-break/>SELECT nome FROM clientes WHERE idade &gt;= 18;<text:line-break/>SELECT nome FROM clientes WHERE idade &lt;= 21;<text:line-break/>SELECT nome FROM clientes WHERE UPPER(estado) != </text:span></text:span><text:span text:style-name="Strong_20_Emphasis"><text:span text:style-name="T15">'CE';</text:span></text:span></text:p>
      <text:p text:style-name="P33"><text:span text:style-name="Strong_20_Emphasis"><text:span text:style-name="T15">select nome, (current_date – data_nasc)/365 as idade from clientes;</text:span></text:span></text:p>
      <text:p text:style-name="P26"><text:span text:style-name="Strong_20_Emphasis"><text:span text:style-name="T15"/></text:span></text:p>
      <text:p text:style-name="P20"><text:span text:style-name="Strong_20_Emphasis"><text:span text:style-name="T16">2.9) Utilizando o Comando Case </text:span></text:span></text:p>
      <text:p text:style-name="P20"><text:span text:style-name="Strong_20_Emphasis"><text:span text:style-name="T15"/></text:span></text:p>
      <text:p text:style-name="P20"><text:span text:style-name="Strong_20_Emphasis"><text:span text:style-name="T15">CASE é uma expressão condicional do SQL. Uma estrutura semelhante ao IF das linguagens de programação. Caso WHEN algo THEN isso. Vários WHEN podem vir num único CASE. Finaliza com END.</text:span></text:span></text:p>
      <text:p text:style-name="P20"><text:span text:style-name="Strong_20_Emphasis"><text:span text:style-name="T15"/></text:span></text:p>
      <text:p text:style-name="Preformatted_20_Text">CASE WHEN condição THEN resultado</text:p>
      <text:p text:style-name="Preformatted_20_Text"><text:tab/><text:tab/>WHEN condição2 THEN resultado</text:p>
      <text:p text:style-name="Preformatted_20_Text"><text:s text:c="5"/>[WHEN ...]</text:p>
      <text:p text:style-name="Preformatted_20_Text"><text:s text:c="5"/>[ELSE resultado]</text:p>
      <text:p text:style-name="Preformatted_20_Text">END</text:p>
      <text:p text:style-name="P21"><text:span text:style-name="Strong_20_Emphasis"><text:span text:style-name="T1"/></text:span></text:p>
      <text:p text:style-name="P21"><text:span text:style-name="Strong_20_Emphasis"><text:span text:style-name="T1">Obs.: O que vem entre concletes é opcional.</text:span></text:span></text:p>
      <text:p text:style-name="P21"><text:span text:style-name="Strong_20_Emphasis"><text:span text:style-name="T1"/></text:span></text:p>
      <text:p text:style-name="P21"><text:span text:style-name="Strong_20_Emphasis"><text:span text:style-name="T1">Mais detalhes em: </text:span></text:span><text:a xlink:type="simple" xlink:href="http://pgdocptbr.sourceforge.net/pg80/functions-conditional.html"><text:span text:style-name="Strong_20_Emphasis"><text:span text:style-name="T1">http://pgdocptbr.sourceforge.net/pg80/functions-conditional.html</text:span></text:span></text:a><text:span text:style-name="Strong_20_Emphasis"><text:span text:style-name="T1"> </text:span></text:span></text:p>
      <text:p text:style-name="Text_20_body"/>
      <text:p text:style-name="Standard">William Leite Araújo na lista pgbr-geral:</text:p>
      <text:p text:style-name="Standard">Ambas as formas são válidas. Você pode usar o</text:p>
      <text:p text:style-name="Standard"/>
      <text:p text:style-name="Standard"><text:s text:c="5"/>SELECT CASE WHEN [teste] THEN ... ELSE [saida] END;</text:p>
      <text:p text:style-name="Standard">ou</text:p>
      <text:p text:style-name="Standard"><text:s text:c="5"/>SELECT CASE [coluna]</text:p>
      <text:p text:style-name="Standard"><text:s text:c="11"/>WHEN [valor1] THEN resultado</text:p>
      <text:p text:style-name="Standard"><text:s text:c="11"/>WHEN [valor2] THEN resultado</text:p>
      <text:p text:style-name="Standard"><text:s text:c="11"/>...</text:p>
      <text:p text:style-name="Standard"><text:s text:c="11"/>ELSE [saida] END</text:p>
      <text:p text:style-name="Standard"/>
      <text:p text:style-name="Standard"><text:s text:c="3"/>Quando o teste é entre 2 valores, a primeira forma é a mais aplicável. Quando quer se diferenciar mais de um valor de uma mesma coluna, a segunda é a mais apropriada. Por exemplo:</text:p>
      <text:p text:style-name="Standard"/>
      <text:p text:style-name="Standard">SELECT CASE tipo_credido WHEN 'S' THEN 'Salário' WHEN 'P' THEN 'Pró-labore' WHEN 'D' THEN 'Depósito' ELSE 'Outros' END as tipo_credito;</text:p>
      <text:p text:style-name="Standard"/>
      <text:p text:style-name="Standard"/>
      <text:p text:style-name="P27"/>
      <text:p text:style-name="Standard">SELECT nome, CASE WHEN EXISTS (SELECT nome FROM clientes WHERE nome=c.nome) <text:line-break/>THEN 'sim' <text:line-break/>ELSE 'não' <text:line-break/>END AS cliente <text:line-break/>FROM clientes c;</text:p>
      <text:p text:style-name="Standard"/>
      <text:p text:style-name="Standard">Trazer o nome sempre que existir o nome do cliente.</text:p>
      <text:p text:style-name="Standard"/>
      <text:p text:style-name="Standard"/>
      <text:p text:style-name="Standard">IN<text:line-break/>SELECT nome, CASE WHEN nome IN (SELECT nome FROM clientes) <text:line-break/>THEN 'sim' <text:line-break/>ELSE 'não' <text:line-break/>END AS cliente <text:line-break/>FROM clientes;</text:p>
      <text:p text:style-name="Standard"/>
      <text:p text:style-name="Standard"/>
      <text:p text:style-name="Standard">NOT IN e ANY/SOME<text:line-break/>SELECT cpf_cliente, CASE WHEN cpf_cliente = ANY (SELECT cpf_cliente FROM pedidos) <text:line-break/>THEN 'sim' <text:line-break/>ELSE 'não' <text:line-break/>END AS cliente <text:line-break/>FROM pedidos;</text:p>
      <text:p text:style-name="Standard"/>
      <text:p text:style-name="Standard">Trazer o CPF</text:p>
      <text:p text:style-name="Standard"/>
      <text:p text:style-name="P4">Outros Exemplos:</text:p>
      <text:p text:style-name="Standard"/>
      <text:p text:style-name="Standard">create database dml;</text:p>
      <text:p text:style-name="Standard">\c dml</text:p>
      <text:p text:style-name="Standard">create table amigos(<text:line-break/>codigo serial primary key,<text:line-break/>nome char(45),<text:line-break/>idade int<text:line-break/>);</text:p>
      <text:p text:style-name="Normal_20__28_Web_29_">insert into amigos (nome, idade) values ('João Brito', 25);<text:line-break/>insert into amigos (nome, idade) values ('Roberto', 35);<text:line-break/>insert into amigos (nome, idade) values ('Antônio', 15);<text:line-break/>insert into amigos (nome, idade) values ('Francisco Queiroz', 23);<text:line-break/>insert into amigos (nome, idade) values ('Bernardo dos Santos', 21);<text:line-break/>insert into amigos (nome, idade) values ('Francisca Pinto', 22);<text:line-break/>insert into amigos (nome, idade) values ('Natanael', 55);<text:line-break/><text:line-break/><text:span text:style-name="T14">select nome,<text:line-break/>idade,<text:line-break/>case<text:line-break/></text:span><text:soft-page-break/><text:span text:style-name="T14">when idade &gt;= 21 then 'Adulto'<text:line-break/>else 'Menor'<text:line-break/>end as status<text:line-break/>from amigos order by nome;</text:span></text:p>
      <text:p text:style-name="Normal_20__28_Web_29_">-- CASE WHEN cria uma coluna apenas para exibição</text:p>
      <text:p text:style-name="Normal_20__28_Web_29_">create table amigos2(<text:line-break/>codigo serial primary key,<text:line-break/>nome char(45),<text:line-break/>estado char(2)<text:line-break/>);</text:p>
      <text:p text:style-name="Normal_20__28_Web_29_">insert into amigos2 (nome, estado) values ('João Brito', 'CE');<text:line-break/>insert into amigos2 (nome, estado) values ('Roberto', 'MA');<text:line-break/>insert into amigos2 (nome, estado) values ('Antônio', 'CE');<text:line-break/>insert into amigos2 (nome, estado) values ('Francisco Queiroz', 'PB');<text:line-break/>insert into amigos2 (nome, estado) values ('Bernardo dos Santos', 'MA');<text:line-break/>insert into amigos2 (nome, estado) values ('Francisca Pinto', 'SP');<text:line-break/>insert into amigos2 (nome, estado) values ('Natanael', 'SP');</text:p>
      <text:p text:style-name="Standard">select nome,<text:line-break/>estado,<text:line-break/>case<text:line-break/>when estado = 'PB' then 'Fechado'<text:line-break/>when estado = 'CE' or estado = 'SP' then 'Funcionando'<text:line-break/>when estado = 'MA' then 'Funcionando a todo vapor'<text:line-break/>else 'Menor'<text:line-break/>end as status<text:line-break/>from amigos2 order by nome;</text:p>
      <text:p text:style-name="Standard"/>
      <text:p text:style-name="Standard">create table notas(</text:p>
      <text:p text:style-name="Standard">nota numeric(4,2)</text:p>
      <text:p text:style-name="Standard">);</text:p>
      <text:p text:style-name="Standard"/>
      <text:p text:style-name="Standard">insert into notas(nota) values (4),</text:p>
      <text:p text:style-name="Standard">(6),</text:p>
      <text:p text:style-name="Standard">(3),</text:p>
      <text:p text:style-name="Standard">(10),</text:p>
      <text:p text:style-name="Standard">(6.5),</text:p>
      <text:p text:style-name="Standard">(7.3),</text:p>
      <text:p text:style-name="Standard">(7),</text:p>
      <text:p text:style-name="Standard">(8.8),</text:p>
      <text:p text:style-name="Standard">(9);</text:p>
      <text:p text:style-name="Standard"/>
      <text:p text:style-name="Standard"><text:soft-page-break/>-- Mostrar cada nota junto com a menor nota, a maior nota, e a média de todas as notas.<text:line-break/></text:p>
      <text:p text:style-name="Standard">SELECT nota, </text:p>
      <text:p text:style-name="Standard">(SELECT MIN(nota) FROM notas) AS menor, </text:p>
      <text:p text:style-name="Standard">(SELECT MAX(nota) FROM notas) AS maior, </text:p>
      <text:p text:style-name="Standard">(SELECT ROUND(AVG(nota),2) FROM notas) AS media <text:s/></text:p>
      <text:p text:style-name="Standard">FROM notas;</text:p>
      <text:p text:style-name="Standard"/>
      <text:p text:style-name="Standard"/>
      <text:p text:style-name="P22">2.10) Substituindo Valores Nulos para Formatar dados Retornados na Consulta</text:p>
      <text:p text:style-name="Text_20_body"/>
      <text:p text:style-name="Standard"><text:span text:style-name="T11">COALESCE </text:span><text:span text:style-name="T9">– </text:span><text:span text:style-name="T11">retorna o primeiro de seus argumentos que não for NULL. Só retorna </text:span><text:span text:style-name="T9">NULL quando todos os seus argumentos forem NULL.</text:span></text:p>
      <text:p text:style-name="P5"/>
      <text:p text:style-name="P5">Uso: mudar o valor padrão cujo valor seja NULL.</text:p>
      <text:p text:style-name="P5"/>
      <text:p text:style-name="P13">create temp table nulos(</text:p>
      <text:p text:style-name="P13"><text:tab/>nulo1 int, </text:p>
      <text:p text:style-name="P13"><text:tab/>nulo2 int, </text:p>
      <text:p text:style-name="P13"><text:tab/>nulo3 int</text:p>
      <text:p text:style-name="P13">);</text:p>
      <text:p text:style-name="P13"/>
      <text:p text:style-name="P13">insert into nulos values (1,null,null);</text:p>
      <text:p text:style-name="P13">select * from nulos;</text:p>
      <text:p text:style-name="P5">select coalesce(nulo1, nulo2, nulo3) from nulos; - - Retorna 1, valor do campo nulo;</text:p>
      <text:p text:style-name="P5">select coalesce(nulo2, nulo3) from nulos; - - Retorna NULL, pois ambos são NULL.</text:p>
      <text:p text:style-name="P5"/>
      <text:p text:style-name="P5">Todos os valores da lista devem ser do mesmo tipo e nulos são ignorados.</text:p>
      <text:p text:style-name="P5">Obs.: Ambas as funções acima não pertencem ao SQL standard, mas são uma extensão do PostgreSQL.</text:p>
      <text:p text:style-name="P5"/>
      <text:p text:style-name="P12">CONCATENANDO NULLs</text:p>
      <text:p text:style-name="P5">A regra é: NULL se propaga. Qualquer que concatene com NULL gerará NULL.</text:p>
      <text:p text:style-name="P5"/>
      <text:p text:style-name="P5">STRING || NULL -- NULL</text:p>
      <text:p text:style-name="P12"/>
      <text:p text:style-name="P4"><text:bookmark text:name="FUNCTIONS-NULLIF"/>NULLIF</text:p>
      <text:p text:style-name="Standard"><text:bookmark text:name="AEN16007"/>NULLIF(valor1, valor2)</text:p>
      <text:p text:style-name="Text_20_body">A função NULLIF retorna o valor nulo se, e somente se, valor1 e valor2 forem iguais. Senão, retorna valor1. Pode ser utilizada para realizar a operação inversa do exemplo para COALESCE mostrado acima:</text:p>
      <text:p text:style-name="P25"><text:span text:style-name="User_20_Entry">SELECT nullif(valor, '(nenhuma)') ...</text:span></text:p>
      <text:p text:style-name="Text_20_body"><text:span text:style-name="T5">Inserir nulo quando a cadeia de caracteres estiver vazia<text:line-break/></text:span>Neste exemplo são utilizadas as funções NULLIF e TRIM para inserir o valor nulo na coluna da tabela quando a cadeia de caracteres passada como parâmetro para o comando INSERT preparado estiver vazia ou só contiver espaços. </text:p>
      <text:p text:style-name="Preformatted_20_Text"><text:soft-page-break/><text:span text:style-name="User_20_Entry"/></text:p>
      <text:p text:style-name="Preformatted_20_Text"><text:span text:style-name="User_20_Entry">CREATE TEMPORARY TABLE t (c1 SERIAL PRIMARY KEY, c2 TEXT);</text:span></text:p>
      <text:p text:style-name="Preformatted_20_Text"><text:span text:style-name="User_20_Entry">PREPARE inserir (TEXT) </text:span></text:p>
      <text:p text:style-name="Preformatted_20_Text"><text:span text:style-name="User_20_Entry">AS INSERT INTO t VALUES(DEFAULT, nullif(trim(' ' from $1),''));</text:span></text:p>
      <text:p text:style-name="Preformatted_20_Text"><text:span text:style-name="User_20_Entry"/></text:p>
      <text:p text:style-name="Preformatted_20_Text"><text:span text:style-name="User_20_Entry"><text:s/>EXECUTE inserir('linha 1');</text:span></text:p>
      <text:p text:style-name="Preformatted_20_Text"><text:span text:style-name="User_20_Entry"><text:s/>EXECUTE inserir('');</text:span></text:p>
      <text:p text:style-name="Preformatted_20_Text"><text:span text:style-name="User_20_Entry"><text:s/>EXECUTE inserir(' <text:s text:c="2"/>');</text:span></text:p>
      <text:p text:style-name="Preformatted_20_Text"><text:span text:style-name="User_20_Entry"><text:s/>EXECUTE inserir(NULL);</text:span></text:p>
      <text:p text:style-name="Preformatted_20_Text"><text:span text:style-name="User_20_Entry"/></text:p>
      <text:p text:style-name="Preformatted_20_Text"><text:span text:style-name="User_20_Entry"><text:s/>\pset null nulo</text:span></text:p>
      <text:p text:style-name="Preformatted_20_Text"><text:span text:style-name="User_20_Entry"><text:s/>SELECT * FROM t;</text:span></text:p>
      <text:p text:style-name="Preformatted_20_Text"><text:span text:style-name="Example"/></text:p>
      <text:p text:style-name="Preformatted_20_Text"><text:span text:style-name="Example"><text:s/>c1 | <text:s text:c="2"/>c2</text:span></text:p>
      <text:p text:style-name="Preformatted_20_Text"><text:span text:style-name="Example">----+---------</text:span></text:p>
      <text:p text:style-name="Preformatted_20_Text"><text:span text:style-name="Example"><text:s text:c="2"/>1 | linha 1</text:span></text:p>
      <text:p text:style-name="Preformatted_20_Text"><text:span text:style-name="Example"><text:s text:c="2"/>2 | nulo</text:span></text:p>
      <text:p text:style-name="Preformatted_20_Text"><text:span text:style-name="Example"><text:s text:c="2"/>3 | nulo</text:span></text:p>
      <text:p text:style-name="P25"><text:span text:style-name="Example"><text:s text:c="2"/>4 | nulo<text:line-break/></text:span><text:span text:style-name="T12">Mais detalhes em: </text:span><text:a xlink:type="simple" xlink:href="http://pgdocptbr.sourceforge.net/pg80/functions-conditional.html"><text:span text:style-name="T12">http://pgdocptbr.sourceforge.net/pg80/functions-conditional.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svg:font-family="Courier, '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style:style style:name="ACRONYM" style:family="text"/>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17</text:page-number></text:span><text:span text:style-name="T1">/</text:span><text:span text:style-name="T1"><text:page-count>17</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6-03T12:20:35</dc:date>
    <meta:editing-cycles>153</meta:editing-cycles>
    <meta:editing-duration>PT5H12M4S</meta:editing-duration>
    <meta:user-defined meta:name="Info 1"/>
    <meta:user-defined meta:name="Info 2"/>
    <meta:user-defined meta:name="Info 3"/>
    <meta:user-defined meta:name="Info 4"/>
    <meta:document-statistic meta:table-count="3" meta:image-count="0" meta:object-count="0" meta:page-count="17" meta:paragraph-count="469" meta:word-count="3716" meta:character-count="23473"/>
  </office:meta>
</office:document-meta>
</file>